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justify" style:justify-single-word="false"/>
      <style:text-properties fo:language="ru" fo:country="RU" fo:font-style="italic" style:font-style-asian="italic" style:font-style-complex="italic"/>
    </style:style>
    <style:style style:name="P7"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8" style:family="paragraph" style:parent-style-name="Text_20_body">
      <style:paragraph-properties fo:text-align="center" style:justify-single-word="false"/>
      <style:text-properties fo:language="ru" fo:country="RU" fo:font-style="italic" style:font-style-asian="italic" style:font-style-complex="italic"/>
    </style:style>
    <style:style style:name="P9"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1" style:family="paragraph" style:parent-style-name="Text_20_body">
      <style:paragraph-properties fo:text-align="justify" style:justify-single-word="false"/>
      <style:text-properties fo:language="ru" fo:country="RU" fo:font-weight="bold" style:font-weight-asian="bold" style:font-weight-complex="bold"/>
    </style:style>
    <style:style style:name="P12" style:family="paragraph" style:parent-style-name="Text_20_body">
      <style:paragraph-properties fo:text-align="justify" style:justify-single-word="false"/>
      <style:text-properties fo:language="ru" fo:country="RU" fo:background-color="#00ccff"/>
    </style:style>
    <style:style style:name="P13" style:family="paragraph" style:parent-style-name="Text_20_body">
      <style:paragraph-properties fo:text-align="justify" style:justify-single-word="false"/>
      <style:text-properties fo:language="ru" fo:country="RU" fo:background-color="#ffffff"/>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ab-stops>
          <style:tab-stop style:position="19.029cm"/>
        </style:tab-stops>
      </style:paragraph-properties>
    </style:style>
    <style:style style:name="P17" style:family="paragraph" style:parent-style-name="Text_20_body">
      <style:paragraph-properties fo:text-align="justify" style:justify-single-word="false"/>
      <style:text-properties fo:color="#0000ff"/>
    </style:style>
    <style:style style:name="P18" style:family="paragraph" style:parent-style-name="Text_20_body">
      <style:paragraph-properties fo:text-align="justify" style:justify-single-word="false"/>
      <style:text-properties fo:font-style="italic" style:font-style-asian="italic" style:font-style-complex="italic"/>
    </style:style>
    <style:style style:name="P19"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20" style:family="paragraph" style:parent-style-name="Text_20_body">
      <style:paragraph-properties fo:text-align="justify" style:justify-single-word="false"/>
      <style:text-properties fo:color="#c9211e" fo:language="ru" fo:country="RU"/>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text-align="justify" style:justify-single-word="false"/>
      <style:text-properties fo:language="en" fo:country="US"/>
    </style:style>
    <style:style style:name="P23" style:family="paragraph" style:parent-style-name="Quotations">
      <style:text-properties fo:language="ru" fo:country="RU"/>
    </style:style>
    <style:style style:name="P24"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26" style:family="paragraph" style:parent-style-name="Standard">
      <style:paragraph-properties fo:margin-left="0cm" fo:margin-right="0cm" fo:text-align="justify" style:justify-single-word="false" fo:text-indent="0.499cm" style:auto-text-indent="false"/>
      <style:text-properties fo:language="ru" fo:country="RU"/>
    </style:style>
    <style:style style:name="P27" style:family="paragraph" style:parent-style-name="Standard">
      <style:paragraph-properties fo:text-align="justify" style:justify-single-word="false"/>
      <style:text-properties fo:language="ru" fo:country="RU"/>
    </style:style>
    <style:style style:name="P28"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29" style:family="paragraph" style:parent-style-name="Heading_20_1">
      <style:paragraph-properties fo:text-align="justify" style:justify-single-word="false"/>
    </style:style>
    <style:style style:name="P30" style:family="paragraph" style:parent-style-name="Heading_20_1" style:master-page-name="MP0">
      <style:paragraph-properties fo:text-align="center" style:justify-single-word="false" style:page-number="auto" fo:break-before="page"/>
      <style:text-properties fo:language="ru" fo:country="RU"/>
    </style:style>
    <style:style style:name="P31" style:family="paragraph" style:parent-style-name="Heading_20_2">
      <style:paragraph-properties fo:text-align="center" style:justify-single-word="false"/>
      <style:text-properties fo:language="ru" fo:country="RU"/>
    </style:style>
    <style:style style:name="P32" style:family="paragraph" style:parent-style-name="Heading_20_2">
      <style:paragraph-properties fo:text-align="center" style:justify-single-word="false"/>
    </style:style>
    <style:style style:name="P33" style:family="paragraph" style:parent-style-name="Text_20_body">
      <style:paragraph-properties fo:text-align="justify" style:justify-single-word="false"/>
      <style:text-properties fo:language="ru" fo:country="RU"/>
    </style:style>
    <style:style style:name="P34" style:family="paragraph" style:parent-style-name="Text_20_body">
      <style:paragraph-properties fo:text-align="justify" style:justify-single-word="false"/>
      <style:text-properties fo:language="uk" fo:country="UA"/>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background-color="#ffffff"/>
    </style:style>
    <style:style style:name="T8" style:family="text">
      <style:text-properties fo:language="ru" fo:country="RU" fo:font-weight="bold" style:font-weight-asian="bold" style:font-weight-complex="bold"/>
    </style:style>
    <style:style style:name="T9" style:family="text">
      <style:text-properties fo:language="ru" fo:country="RU" fo:background-color="#ff00cc"/>
    </style:style>
    <style:style style:name="T10" style:family="text">
      <style:text-properties fo:language="ru" fo:country="RU" fo:background-color="#00ccff"/>
    </style:style>
    <style:style style:name="T11" style:family="text">
      <style:text-properties fo:color="#0000ff"/>
    </style:style>
    <style:style style:name="T12" style:family="text">
      <style:text-properties fo:color="#0000ff" fo:language="ru" fo:country="RU"/>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fo:language="ru" fo:country="RU" style:font-size-asian="12pt" style:font-size-complex="12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background-color="#ffff00"/>
    </style:style>
    <style:style style:name="T18" style:family="text">
      <style:text-properties fo:language="uk" fo:country="UA"/>
    </style:style>
    <style:style style:name="T19" style:family="text">
      <style:text-properties style:text-line-through-style="solid" fo:language="ru" fo:country="RU" style:text-underline-mode="continuous" style:text-overline-mode="continuous" style:text-line-through-mode="continuous"/>
    </style:style>
    <style:style style:name="T20" style:family="text">
      <style:text-properties style:text-line-through-style="solid" fo:language="ru" fo:country="RU" style:text-underline-mode="continuous" style:text-overline-mode="continuous" style:text-line-through-mode="continuous" fo:background-color="#ffff00"/>
    </style:style>
    <style:style style:name="T21" style:family="text">
      <style:text-properties style:text-line-through-style="solid" fo:language="ru" fo:country="RU" style:text-underline-mode="continuous" style:text-overline-mode="continuous" style:text-line-through-mode="continuous" fo:background-color="#00ccff"/>
    </style:style>
    <style:style style:name="T22" style:family="text">
      <style:text-properties fo:color="#c9211e" fo:language="ru" fo:country="RU"/>
    </style:style>
    <style:style style:name="T2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Семь вечностей</text:h>
      <text:p text:style-name="P2">(ниспадающее безумие)</text:p>
      <text:p text:style-name="P14"><text:span text:style-name="Default_20_Paragraph_20_Font"><text:span text:style-name="T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text:span></text:span>Привет, друзья… Вечность не виделись…)</text:p>
      <text:p text:style-name="P2">Заставка каждой главы – общая картина (половина головы – окаменевающая Сел, половина - Хэвэн), потихоньку складывающаяся из паззлов</text:p>
      <text:p text:style-name="P2"/>
      <text:p text:style-name="P3">(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1" text:outline-level="2">1</text:h>
      <text:p text:style-name="P15"><text:span text:style-name="Default_20_Paragraph_20_Font"><text:span text:style-name="T12">009 </text:span></text:span><text:span text:style-name="Default_20_Paragraph_20_Font"><text:span text:style-name="T11">Sound</text:span></text:span><text:span text:style-name="Default_20_Paragraph_20_Font"><text:span text:style-name="T12"> </text:span></text:span><text:span text:style-name="Default_20_Paragraph_20_Font"><text:span text:style-name="T11">System</text:span></text:span><text:span text:style-name="Default_20_Paragraph_20_Font"><text:span text:style-name="T12"> – </text:span></text:span><text:span text:style-name="Default_20_Paragraph_20_Font"><text:span text:style-name="T11">DreamScape</text:span></text:span><text:span text:style-name="Default_20_Paragraph_20_Font"><text:span text:style-name="T12"> (</text:span></text:span><text:a xlink:type="simple" xlink:href="https://www.youtube.com/watch?v=TKfS5zVfGBc" office:target-frame-name="_top" xlink:show="replace" text:style-name="Internet_20_link" text:visited-style-name="Visited_20_Internet_20_Link"><text:span text:style-name="Default_20_Paragraph_20_Font"><text:span text:style-name="T11">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zVfGBc</text:span></text:span></text:a><text:span text:style-name="Default_20_Paragraph_20_Font"><text:span text:style-name="T12">)</text:span></text:span></text:p>
      <text:p text:style-name="P17">Pink Floyd “Another Brick In The Wall”</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text:p>
      <text:p text:style-name="P3"/>
      <text:p text:style-name="P3">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Пододвинув судно одной рукой к себе поближе, я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15"><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29" text:outline-level="1"><text:span text:style-name="Default_20_Paragraph_20_Font"><text:span text:style-name="T13">Mark</text:span></text:span><text:span text:style-name="Default_20_Paragraph_20_Font"><text:span text:style-name="T14"> </text:span></text:span><text:span text:style-name="Default_20_Paragraph_20_Font"><text:span text:style-name="T13">Knopfler</text:span></text:span><text:span text:style-name="Default_20_Paragraph_20_Font"><text:span text:style-name="T14"> - </text:span></text:span><text:span text:style-name="Default_20_Paragraph_20_Font"><text:span text:style-name="T13">Marbletown</text:span></text:span><text:span text:style-name="Default_20_Paragraph_20_Font"><text:span text:style-name="T14"> - </text:span></text:span><text:span text:style-name="Default_20_Paragraph_20_Font"><text:span text:style-name="T13">C</text:span></text:span><text:span text:style-name="Default_20_Paragraph_20_Font"><text:span text:style-name="T14">ó</text:span></text:span><text:span text:style-name="Default_20_Paragraph_20_Font"><text:span text:style-name="T13">rdoba</text:span></text:span><text:span text:style-name="Default_20_Paragraph_20_Font"><text:span text:style-name="T14"> 2010</text:span></text:span></text:h>
      <text:p text:style-name="P3"/>
      <text:p text:style-name="P15"><text:span text:style-name="Default_20_Paragraph_20_Font"><text:span text:style-name="T1">Джет нетерпеливо толкает меня копытом в плечо. &lt;</text:span></text:span><text:span text:style-name="Default_20_Paragraph_20_Font"><text:span text:style-name="T2">Её полное имя – Рэйнбоу Джет</text:span></text:span><text:span text:style-name="Default_20_Paragraph_20_Font"><text:span text:style-name="T1">&gt;</text:span></text:span></text:p>
      <text:p text:style-name="P15"><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pan text:style-name="Default_20_Paragraph_20_Font"><text:span text:style-name="T1">&lt;</text:span></text:span><text:span text:style-name="Default_20_Paragraph_20_Font"><text:span text:style-name="T2">одеяло?</text:span></text:span><text:span text:style-name="Default_20_Paragraph_20_Font"><text:span text:style-name="T1">&gt;</text:span></text:span></text:p>
      <text:p text:style-name="P3"><text:soft-page-break/>-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15"><text:span text:style-name="Default_20_Paragraph_20_Font"><text:span text:style-name="T1">Три дня! Три грёбаных дня мы скрытно пробираемся к проклятой </text:span></text:span><text:span text:style-name="Default_20_Paragraph_20_Font"><text:span text:style-name="T2">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3"/>
      <text:p text:style-name="P15"><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2">на рассвете и возвращается до полдня,</text:span></text:span><text:span text:style-name="Default_20_Paragraph_20_Font"><text:span text:style-name="T1"> строго по расписанию. И если затаиться в </text:span></text:span><text:span text:style-name="Default_20_Paragraph_20_Font"><text:span text:style-name="T2">эти часы</text:span></text:span><text:span text:style-name="Default_20_Paragraph_20_Font"><text:span text:style-name="T1"> 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5">Нет, Агамемнон – ерунда. За нами. Гонятся. Чёртовы. Чокнутые. Пони.</text:p>
      <text:p text:style-name="P5"/>
      <text:p text:style-name="P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
      <text:p text:style-name="P5">Ну вот кто заставил тебя улыбаться Дейдре, Хуман? Ведь всё так неплохо шло…</text:p>
      <text:p text:style-name="P3"/>
      <text:p text:style-name="P2">***</text:p>
      <text:p text:style-name="P3">...</text:p>
      <text:p text:style-name="P15"><text:span text:style-name="Default_20_Paragraph_20_Font"><text:span text:style-name="T1">- Привет, красавчики! &lt;</text:span></text:span><text:span text:style-name="Default_20_Paragraph_20_Font"><text:span text:style-name="T2">Развернуть характер Эпплхэт и её маленькой сестры Лейлы</text:span></text:span><text:span text:style-name="Default_20_Paragraph_20_Font"><text:span text:style-name="T1">&gt;</text:span></text:span></text:p>
      <text:p text:style-name="P3"><text:soft-page-break/></text:p>
      <text:p text:style-name="P3">Мы обернулись на голос и узрели с полдюжины копий, чуть ли не уткнувшихся нам в носы.</text:p>
      <text:p text:style-name="P3"/>
      <text:p text:style-name="P3">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3"/>
      <text:p text:style-name="P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3"/>
      <text:p text:style-name="P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text:span text:style-name="Default_20_Paragraph_20_Font"><text:span text:style-name="T1">В незащищённую бронёй шею Джет упиралось копьё крохотной поньки с гривой ёршиком. &lt;</text:span></text:span><text:span text:style-name="Default_20_Paragraph_20_Font"><text:span text:style-name="T2">Развернуть характер Лейлы Твердолоб</text:span></text:span><text:span text:style-name="Default_20_Paragraph_20_Font"><text:span text:style-name="T1">&gt;</text:span></text:span></text:p>
      <text:p text:style-name="P3"/>
      <text:p text:style-name="P3">- Хорошая попытка, летун, - расплылась в ехидной улыбке малютка, - но устраивать засады нас учат с младенчества. Крылатым этого не понять, правда?</text:p>
      <text:p text:style-name="P3"/>
      <text:p text:style-name="P3">Тут я заметил, что крыльев у этих оборванцев не наблюдается.</text:p>
      <text:p text:style-name="P3"/>
      <text:p text:style-name="P15"><text:span text:style-name="Default_20_Paragraph_20_Font"><text:span text:style-name="T1">-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text:span><text:span text:style-name="Default_20_Paragraph_20_Font"><text:span text:style-name="T2">Шляпа с яблоком</text:span></text:span><text:span text:style-name="Default_20_Paragraph_20_Font"><text:span text:style-name="T1">&gt; - Не пытайтесь уйти, красавчики. Мы ведь можем и рассердиться. А когда мы сердимся, мы связываем пленников.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span></text:span></text:p>
      <text:p text:style-name="P3"/>
      <text:p text:style-name="P3">Та мрачно стояла, сцепив зубы.</text:p>
      <text:p text:style-name="P3"/>
      <text:p text:style-name="P15"><text:span text:style-name="Default_20_Paragraph_20_Font"><text:span text:style-name="T1">-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text:span><text:span text:style-name="Default_20_Paragraph_20_Font"><text:span text:style-name="T2">С него вы ничего не получите, лучше отпустите. Вы же не трогаете жеребят</text:span></text:span><text:span text:style-name="Default_20_Paragraph_20_Font"><text:span text:style-name="T1">?</text:span></text:span></text:p>
      <text:p text:style-name="P3"/>
      <text:p text:style-name="P3">Её собеседница только хмыкнула.</text:p>
      <text:p text:style-name="P3"/>
      <text:p text:style-name="P3"><text:soft-page-break/>- Хорош жеребёнок - ягодицы, что у ломовика! - она задумалась. - Так. Летуна – на кухню. А этого… красавчика – к Дейдре.</text:p>
      <text:p text:style-name="P15"><text:span text:style-name="Default_20_Paragraph_20_Font"><text:span text:style-name="T1">&lt;</text:span></text:span><text:span text:style-name="Default_20_Paragraph_20_Font"><text:span text:style-name="T2">больше быта племени</text:span></text:span><text:span text:style-name="Default_20_Paragraph_20_Font"><text:span text:style-name="T1">&gt;</text:span></text:span></text:p>
      <text:p text:style-name="P2">…</text:p>
      <text:p text:style-name="P2"/>
      <text:p text:style-name="P3">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3"/>
      <text:p text:style-name="P3">…</text:p>
      <text:p text:style-name="P3"/>
      <text:p text:style-name="P15"><text:span text:style-name="Default_20_Paragraph_20_Font"><text:span text:style-name="T1">- Эй, но я же не пони! Какой вам от меня прок в таком </text:span></text:span><text:span text:style-name="Default_20_Paragraph_20_Font"><text:span text:style-name="T2">идиотском</text:span></text:span><text:span text:style-name="Default_20_Paragraph_20_Font"><text:span text:style-name="T1">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3"/>
      <text:p text:style-name="P15"><text:span text:style-name="Default_20_Paragraph_20_Font"><text:span text:style-name="T1">Я аж передёрнул плечами. </text:span></text:span><text:span text:style-name="Default_20_Paragraph_20_Font"><text:span text:style-name="T2">Конеёбство</text:span></text:span><text:span text:style-name="Default_20_Paragraph_20_Font"><text:span text:style-name="T1"> – это, явно, не то занятие, чем ты занимался в прошлом и хотел бы заниматься в будущем, Хуман!</text:span></text:span></text:p>
      <text:p text:style-name="P3">Поняха с недоверием смотрела на меня.</text:p>
      <text:p text:style-name="P3"/>
      <text:p text:style-name="P3">- Хум, ты прикалываешься? Или та поломаная пегаска таки права, и ты действительно ничего не помнишь?</text:p>
      <text:p text:style-name="P3"/>
      <text:p text:style-name="P3">Понька принялась загибать копыта, делая сброс через каждую пару:</text:p>
      <text:p text:style-name="P3"/>
      <text:p text:style-name="P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3"/>
      <text:p text:style-name="P3">…Я истерически рассмеялся…</text:p>
      <text:p text:style-name="P3"/>
      <text:p text:style-name="P15"><text:span text:style-name="Default_20_Paragraph_20_Font"><text:span text:style-name="T1">- Во-вторых, шанс получения потомства можно поднять с помощью магического ритуала “</text:span></text:span>Pornis<text:span text:style-name="Default_20_Paragraph_20_Font"><text:span text:style-name="T1"> </text:span></text:span>erektus<text:span text:style-name="Default_20_Paragraph_20_Font"><text:span text:style-name="T1">”,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2">У меня есть подруга из единорогов, только ты не говори никому, это тайна!</text:span></text:span><text:span text:style-name="Default_20_Paragraph_20_Font"><text:span text:style-name="T1"> Хотя, может, ты умеешь магичить, Хум?</text:span></text:span></text:p>
      <text:p text:style-name="P3"><text:soft-page-break/></text:p>
      <text:p text:style-name="P3">Поняха с надеждой посмотрела на меня. Я с огромным облегчением отрицательно помотал головой.</text:p>
      <text:p text:style-name="P3"/>
      <text:p text:style-name="P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3"/>
      <text:p text:style-name="P3">Дейдра мечтательно вздохнула.</text:p>
      <text:p text:style-name="P3"/>
      <text:p text:style-name="P3">-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3"/>
      <text:p text:style-name="P3">Я упорно помотал головой. Дейдра пристально уставилась на меня, пытаясь рассмотреть мой талант. Наконец она ухмыльнулась кривой улыбкой.</text:p>
      <text:p text:style-name="P3"/>
      <text:p text:style-name="P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3"/>
      <text:p text:style-name="P3">- Путешествия, это уже что-то. Мне совершенно случайно нужно в Дрогонштерн, - наконец, подал голос я.</text:p>
      <text:p text:style-name="P3">-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3">-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3"/>
      <text:p text:style-name="P3">Розовая поняха заметно поскучнела.</text:p>
      <text:p text:style-name="P3"/>
      <text:p text:style-name="P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3">Я улыбнулся и понимающе покачал головой. Всё-таки между людьми и пони намного больше общего, чем тебе казалось, Хуман!</text:p>
      <text:p text:style-name="P3">Дейдра уныло свесила голову.</text:p>
      <text:p text:style-name="P3"/>
      <text:p text:style-name="P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3"/>
      <text:p text:style-name="P3">Розовая кобылка вновь сжала зубами горлышко и запрокинула бутылку. Послышалось долгое бульканье.</text:p>
      <text:p text:style-name="P3"/>
      <text:p text:style-name="P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3"/>
      <text:p text:style-name="P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3">Кобылка завела глаза, сложила губы бантиком и произнесла фальцетом:</text:p>
      <text:p text:style-name="P3"/>
      <text:p text:style-name="P3">-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text:soft-page-break/></text:p>
      <text:p text:style-name="P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3"/>
      <text:p text:style-name="P15"><text:span text:style-name="Default_20_Paragraph_20_Font"><text:span text:style-name="T1">-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Хр-р-р…</text:p>
      <text:p text:style-name="P15"/>
      <text:p text:style-name="P3">Вместе с храпом изо рта самой великой пиратки вылетело три розовых пузыря. Поняха явно перебрала с алкоголем.</text:p>
      <text:p text:style-name="P3"/>
      <text:p text:style-name="P2">…</text:p>
      <text:p text:style-name="P2"/>
      <text:p text:style-name="P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3"/>
      <text:p text:style-name="P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3">- Джет… Джет… Да вставай же, засоня! - я громко шептал в ухо спящей пегаске, легонько похлопывая по шее.</text:p>
      <text:p text:style-name="P15"><text:span text:style-name="Default_20_Paragraph_20_Font"><text:span text:style-name="T1">- Мн-мн-хррр, - сонно чавкала пегаска, пуская слюни. - Гороховый суп закончился. </text:span></text:span>Пюре будет через полчаса. Не ломайте лавки, пожалуйста… А? <text:span text:style-name="Default_20_Paragraph_20_Font"><text:span text:style-name="T1">Что?</text:span></text:span></text:p>
      <text:p text:style-name="P3"/>
      <text:p text:style-name="P3">Я шёлкнул пегаску по носу.</text:p>
      <text:p text:style-name="P3">- Вставай! Надо сматываться. Дейдра хочет сделать меня своим фаворитом. У меня плохие предчувствия на этот счёт.</text:p>
      <text:p text:style-name="P3"/>
      <text:p text:style-name="P3">Пегаска поднялась, потирая нос копытом. Рваное одеяло сползло с её тела и в нос мне ударил кислый запах.</text:p>
      <text:p text:style-name="P15"><text:span text:style-name="Default_20_Paragraph_20_Font"><text:span text:style-name="T1">- </text:span></text:span><text:span text:style-name="Default_20_Paragraph_20_Font"><text:span text:style-name="T2">Тут что, докторов нет? Неужели нельзя было нормально сделать</text:span></text:span><text:span text:style-name="Default_20_Paragraph_20_Font"><text:span text:style-name="T1">? - я указал на покалеченное крыло, примотанное к телу рваной тряпкой.</text:span></text:span></text:p>
      <text:p text:style-name="P3"><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3"/>
      <text:p text:style-name="P3">…</text:p>
      <text:p text:style-name="P3"/>
      <text:p text:style-name="P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3"/>
      <text:p text:style-name="P3">Есть только одно маленькое “но”.</text:p>
      <text:p text:style-name="P3">Эти двадцать шагов заполнены валяющимися вповалку, храпящими, чмокающими, сопящими и дёргающимися во сне пони.</text:p>
      <text:p text:style-name="P3"/>
      <text:p text:style-name="P3">- Ты чего остановился? - пихнула меня головой в спину Джет. - Надо торопиться, пока не рассвело!</text:p>
      <text:p text:style-name="P3"/>
      <text:p text:style-name="P3">Я обреченно вздохнул, выбрал на полу место, свободное от понеконечностей и поставил туда ногу.</text:p>
      <text:p text:style-name="P3">Почти попал. Светло-коричневая пони ойкнула и сжалась во сне, когда я наступил ей на хвост.</text:p>
      <text:p text:style-name="P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3"/>
      <text:p text:style-name="P3">Позади меня послышалось топанье, череда взвизгиваний и возни, нарастающая, подобно прибою.</text:p>
      <text:p text:style-name="P3">Джет невозмутимо торила свой путь прямо по ногам, туловищам и хвостам распластавшихся на полу пони.</text:p>
      <text:p text:style-name="P3"/>
      <text:p text:style-name="P3">- Ты рехнулась? - зашипел на неё я, - надо ж осторожно!</text:p>
      <text:p text:style-name="P3">- Ну, раз ты так хочешь, - пожала плечами пегаска и осторожно поставила ногу на голову пони, сосущей во сне собственное копыто.</text:p>
      <text:p text:style-name="P3"/>
      <text:p text:style-name="P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3"/>
      <text:p text:style-name="P3">Я остервенело дёргал ручку двери, ощущая затылком просыпающийся зал.</text:p>
      <text:p text:style-name="P3">- Закрыто, блин! - я дёрнул ещё сильнее и приложился задницой о пол, сжимая в руке оторванную ручку.</text:p>
      <text:p text:style-name="P3"><text:soft-page-break/></text:p>
      <text:p text:style-name="P3">- Хум, подвинься!</text:p>
      <text:p text:style-name="P3">Пегаска оттеснила меня крупом и повернулась к двери задом.</text:p>
      <text:p text:style-name="P3"/>
      <text:p text:style-name="P3">БАБАХ!!!</text:p>
      <text:p text:style-name="P3"/>
      <text:p text:style-name="P3">Я ошалело смотрел на дверь, вылетевшую вместе с косяком во двор.</text:p>
      <text:p text:style-name="P3"/>
      <text:p text:style-name="P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 Ага. - ухмыльнулась Джет. - Я — крутая! По заднему джебу мне нет равных на нашем облаке и двух соседних!</text:p>
      <text:p text:style-name="P3">- То же мне — крутая! - донеслось откуда-то снизу. - Да я смогла бы выбить эту дверь лбом! Она всё равно кое-как сляпана из обломков скамеек!</text:p>
      <text:p text:style-name="P3"/>
      <text:p text:style-name="P3">Мои ноги обнимала Дейдра, улыбаясь мне хищной улыбкой.</text:p>
      <text:p text:style-name="P3"/>
      <text:p text:style-name="P3">- И, кстати, чтобы открыть её, достаточно было просто отодвинуть засов.</text:p>
      <text:p text:style-name="P3"/>
      <text:p text:style-name="P3">В забеге на первенство тупости ты уверенно догоняешь пегаску, Хуман!</text:p>
      <text:p text:style-name="P3">Я криво улыбнулся Дейдре.</text:p>
      <text:p text:style-name="P3"/>
      <text:p text:style-name="P15"><text:span text:style-name="Default_20_Paragraph_20_Font"><text:span text:style-name="T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Отстань, пожалуйста…</text:p>
      <text:p text:style-name="P15"/>
      <text:p text:style-name="P3">Я сразу понял, что улыбаться Дейдре было плохой идеей. Поняха состроила щенячьи глаза и усилила и без того стальную хватку вокруг моих ног.</text:p>
      <text:p text:style-name="P3"/>
      <text:p text:style-name="P3">- Не бросай меня, Хум! Мне тут так скууучнооо!</text:p>
      <text:p text:style-name="P3"/>
      <text:p text:style-name="P3">Губы её задрожжали, как будто она собралась зареветь.</text:p>
      <text:p text:style-name="P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text:soft-page-break/></text:p>
      <text:p text:style-name="P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
      <text:p text:style-name="P3">- Ммммфффф! - отвечала ей Джет.</text:p>
      <text:p text:style-name="P3"/>
      <text:p text:style-name="P3">Диалог прервался взвизгом и плеском воды. Наконец-то я почувствовал свои ноги свободными!</text:p>
      <text:p text:style-name="P3"/>
      <text:p text:style-name="P2">***</text:p>
      <text:p text:style-name="P3"/>
      <text:p text:style-name="P3">- Ты опять за своё! - крик Джет прямо в ухо перемешивает все воспоминания. - Выныривай! Они уже совсем близко!!!</text:p>
      <text:p text:style-name="P3"/>
      <text:p text:style-name="P3">Я содрогаюсь, вскакиваю с земли и машинально забрасываю мешок на плёчо.</text:p>
      <text:p text:style-name="P3"/>
      <text:p text:style-name="P3">- Идём.</text:p>
      <text:p text:style-name="P3"/>
      <text:h text:style-name="P31" text:outline-level="2">2</text:h>
      <text:p text:style-name="P3"/>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text:soft-page-break/>-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15"><text:span text:style-name="Default_20_Paragraph_20_Font"><text:span text:style-name="T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text:span><text:span text:style-name="Default_20_Paragraph_20_Font"><text:span text:style-name="T2">Смысл речи Папы?</text:span></text:span><text:span text:style-name="Default_20_Paragraph_20_Font"><text:span text:style-name="T1">&gt;</text:span></text:span></text:p>
      <text:p text:style-name="P3"/>
      <text:p text:style-name="P6">…шшш…</text:p>
      <text:p text:style-name="P15"><text:span text:style-name="Default_20_Paragraph_20_Font"><text:span text:style-name="T16">sanctificetur</text:span></text:span><text:span text:style-name="Default_20_Paragraph_20_Font"><text:span text:style-name="T4"> </text:span></text:span><text:span text:style-name="Default_20_Paragraph_20_Font"><text:span text:style-name="T16">nomen</text:span></text:span><text:span text:style-name="Default_20_Paragraph_20_Font"><text:span text:style-name="T4"> </text:span></text:span><text:span text:style-name="Default_20_Paragraph_20_Font"><text:span text:style-name="T16">tuum</text:span></text:span><text:span text:style-name="Default_20_Paragraph_20_Font"><text:span text:style-name="T4">;</text:span></text:span></text:p>
      <text:p text:style-name="P18">adveniat regnum tuum;</text:p>
      <text:p text:style-name="P18">fiat voluntas tua, sicut in caelo et in terra…</text:p>
      <text:p text:style-name="P18">…хрррсссшшш…</text:p>
      <text:p text:style-name="P18">ne nuclear bellum. Amen</text:p>
      <text:p text:style-name="P18">…шшшссс…</text:p>
      <text:p text:style-name="P18"/>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Я уже открывал дверь в палату, когда услышал лениво брошенное в спину замечание.</text:p>
      <text:p text:style-name="P3"/>
      <text:p text:style-name="P15"><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15"><text:soft-page-break/></text:p>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5"><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У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15"><text:soft-page-break/><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text:span></text:span><text:span text:style-name="Default_20_Paragraph_20_Font"><text:span text:style-name="T1">величаво начинает свой путь по великому каньону. 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2">неделю</text:span></text:span><text:span text:style-name="Default_20_Paragraph_20_Font"><text:span text:style-name="T1"> назад. Дым от привала преследователей не виден уже последние два дня. Я спускаюсь вниз и спрыгиваю с нижней ветки на землю.</text:span></text:span></text:p>
      <text:p text:style-name="P3"/>
      <text:p text:style-name="P3">- Таки оторвались. Но впереди обрыв. Надо думать, как спуститься.</text:p>
      <text:p text:style-name="P3"/>
      <text:p text:style-name="P15"><text:span text:style-name="Default_20_Paragraph_20_Font"><text:span text:style-name="T1">Джет виновато смотрит на меня. Вот глупая пегаска! Она </text:span></text:span><text:span text:style-name="Default_20_Paragraph_20_Font"><text:span text:style-name="T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15"><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text:span><text:span text:style-name="Default_20_Paragraph_20_Font"><text:span text:style-name="T2">пещера Оникса</text:span></text:span><text:span text:style-name="Default_20_Paragraph_20_Font"><text:span text:style-name="T1">.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span></text:span></text:p>
      <text:p text:style-name="P3"><text:soft-page-break/></text:p>
      <text:p text:style-name="P3">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щит!!! М-м-мамочка…</text:p>
      <text:p text:style-name="P3">…</text:p>
      <text:p text:style-name="P15"><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
      <text:p text:style-name="P15"><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3">Очень осторожно, словно бы извиняясь, Джет высвобождает сначала одну ногу из моего захвата. Потом вторую. Я тупо смотрю на пустые ладони.</text:p>
      <text:p text:style-name="P3"/>
      <text:p text:style-name="P3">- Ты был хорошим другом. Прощай.</text:p>
      <text:p text:style-name="P3"><text:soft-page-break/></text:p>
      <text:p text:style-name="P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31" text:outline-level="2">2.5</text:h>
      <text:p text:style-name="P2"/>
      <text:p text:style-name="P3"/>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3"/>
      <text:h text:style-name="P31" text:outline-level="2">3</text:h>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
      <text:p text:style-name="P3">- Вы сами видите… - обратился Лысый к Алексу. - Я бы его за периметр не выпускал. 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text:p>
      <text:p text:style-name="P3"/>
      <text:p text:style-name="P3">- Ты же знаешь, у нас не было другого выхода. Извини.</text:p>
      <text:p text:style-name="P3">- Да ладно. Мне-то что. Тут неплохо кормят.</text:p>
      <text:p text:style-name="P3"><text:soft-page-break/>-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text:p>
      <text:p text:style-name="P3"/>
      <text:p text:style-name="P15"><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7">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15"><text:span text:style-name="Default_20_Paragraph_20_Font"><text:span text:style-name="T1">Наконец Алекс пожал плечами и </text:span></text:span><text:span text:style-name="Default_20_Paragraph_20_Font"><text:span text:style-name="T7">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
      <text:p text:style-name="P3">Мой бывший прожект-мэ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Всего пару советов, и ты спасешь людей.</text:p>
      <text:p text:style-name="P3"/>
      <text:p text:style-name="P3">Я покачал головой.</text:p>
      <text:p text:style-name="P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text:soft-page-break/></text:p>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 Понятно.</text:p>
      <text:p text:style-name="P3"/>
      <text:p text:style-name="P5">Я решил схитрить. Просто из интереса. Кроме него, больше ловить тут было нечего.</text:p>
      <text:p text:style-name="P5"><text:soft-page-break/></text:p>
      <text:p text:style-name="P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
      <text:p text:style-name="P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
      <text:p text:style-name="P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 Дед, - мягко остановил меня Алекс. - не надо. Не даешь мне помечтать, жестокий человек…</text:p>
      <text:p text:style-name="P5"/>
      <text:p text:style-name="P5">Выплюнув жвачку в салфетку и аккуратно препроводив бумажный шарик в ведро, Алекс печально развёл руками.</text:p>
      <text:p text:style-name="P5">-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 отдался воспоминаниям и я. - Это ж от идеи, что партнёра по бизнесу можно уничтожить физически, у Нэша поехала крыша.</text:p>
      <text:p text:style-name="P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text:soft-page-break/>-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15"><text:span text:style-name="Default_20_Paragraph_20_Font"><text:span text:style-name="T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text:span><text:span text:style-name="Default_20_Paragraph_20_Font"><text:span text:style-name="T17">CAESAR</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напомнил я ему. Разговор начал мне надоедать.</text:p>
      <text:p text:style-name="P3"/>
      <text:p text:style-name="P3">Мой бывший босс всё понял. Всё же проницательности ему было не занимать. Он бросил на меня злой взгляд, но тем не менее, начал.</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
      <text:p text:style-name="P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поднялся Алекс. - Очень жаль. Если ты передумаешь, просто сообщи,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text:soft-page-break/></text:p>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И, знаешь, самое страшное? Это то, что ты до сих пор считаешь себя нормальным, - грустно улыбнулся босс. - <text:s/>Человеком. Мне реально страшно это видеть. И всем нам – остальные наблюдали по интеркому.</text:p>
      <text:p text:style-name="P3"/>
      <text:p text:style-name="P3">- Что?</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15"><text:span text:style-name="Default_20_Paragraph_20_Font"><text:span text:style-name="T1">Проклятье на твою голову, Хум, если ты неделю не замечал, что Джет </text:span></text:span><text:span text:style-name="Default_20_Paragraph_20_Font"><text:span text:style-name="T2">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text:soft-page-break/>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Я закрываю глаза, пытаясь вспомнить…</text:p>
      <text:p text:style-name="P3"/>
      <text:p text:style-name="P2">***</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Ч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 А как попал в гнездо Агамемнона — помнишь?</text:p>
      <text:p text:style-name="P3">- Нет.</text:p>
      <text:p text:style-name="P3">- А кто ты — помнишь?</text:p>
      <text:p text:style-name="P3">- Нет.</text:p>
      <text:p text:style-name="P15"><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text:span></text:span><text:span text:style-name="Default_20_Paragraph_20_Font"><text:span text:style-name="T2">полугодовалого жеребёнка</text:span></text:span><text:span text:style-name="Default_20_Paragraph_20_Font"><text:span text:style-name="T1">. То есть, вообще не </text:span></text:span><text:span text:style-name="Default_20_Paragraph_20_Font"><text:span text:style-name="T2">паришь</text:span></text:span><text:span text:style-name="Default_20_Paragraph_20_Font"><text:span text:style-name="T1"> по жизни. Хотя, на вид, взрослый. Как ты, вообще, дожил до своих лет, если не помни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text:soft-page-break/>СИЯНИЕ</text:p>
      <text:p text:style-name="P3">…</text:p>
      <text:p text:style-name="P15"><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15"><text:span text:style-name="Default_20_Paragraph_20_Font"><text:span text:style-name="T1">- </text:span></text:span><text:span text:style-name="Default_20_Paragraph_20_Font"><text:span text:style-name="T8">Я ЖЕ ПРЕДУПРЕЖДАЛА, ПОТИШЕ!!!</text:span></text:span><text:span text:style-name="Default_20_Paragraph_20_Font"><text:span text:style-name="T1"> - заорала понька. - Что за тупой </text:span></text:span><text:span text:style-name="Default_20_Paragraph_20_Font"><text:span text:style-name="T2">индивид</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text:soft-page-break/></text:p>
      <text:p text:style-name="P15"><text:span text:style-name="Default_20_Paragraph_20_Font"><text:span text:style-name="T1">- </text:span></text:span><text:span text:style-name="Default_20_Paragraph_20_Font"><text:span text:style-name="T8">ВИЖУ СБЕЖАВШИЙ ВЧЕРАШНИЙ ОБЕД. ЕЩЁ НЕ ПРОТУХ. ХОРОШО.</text:span></text:span></text:p>
      <text:p text:style-name="P11"/>
      <text:p text:style-name="P3">- Ну так и жри, пока не скисло! - заорала поняха, повернув к нему голову.</text:p>
      <text:p text:style-name="P3"/>
      <text:p text:style-name="P15"><text:span text:style-name="Default_20_Paragraph_20_Font"><text:span text:style-name="T1">- </text:span></text:span><text:span text:style-name="Default_20_Paragraph_20_Font"><text:span text:style-name="T8">ОН ЕЩЁ И РУГАЕТСЯ,</text:span></text:span><text:span text:style-name="Default_20_Paragraph_20_Font"><text:span text:style-name="T1"> - недовольно заметил дракон. - </text:span></text:span><text:span text:style-name="Default_20_Paragraph_20_Font"><text:span text:style-name="T8">СЛИШКОМ СЫРОЙ</text:span></text:span><text:span text:style-name="Default_20_Paragraph_20_Font"><text:span text:style-name="T1">. </text:span></text:span><text:span text:style-name="Default_20_Paragraph_20_Font"><text:span text:style-name="T8">НАДО ПРОЖАРИТЬ.</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ек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15"><text:span text:style-name="Default_20_Paragraph_20_Font"><text:span text:style-name="T8">-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text:soft-page-break/></text:p>
      <text:p text:style-name="P3">- А-А-А-А-А-А-А-А-А-А!!!</text:p>
      <text:p text:style-name="P3"/>
      <text:p text:style-name="P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text:p>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text:soft-page-break/>- Да уж, - я поёжился, - твой дедушка тобой гордился бы.</text:p>
      <text:p text:style-name="P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на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15">-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text:p>
      <text:p text:style-name="P3"/>
      <text:p text:style-name="P2">***</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31" text:outline-level="2">3.5</text:h>
      <text:p text:style-name="P2"/>
      <text:p text:style-name="P3">(обмен)</text:p>
      <text:p text:style-name="P5"><text:soft-page-break/>День третий - Выборы в сенат (и победа партии стороннков плоской Эквестрии)</text:p>
      <text:p text:style-name="P5"/>
      <text:h text:style-name="P31" text:outline-level="2">4</text:h>
      <text:p text:style-name="P3"/>
      <text:p text:style-name="P6">…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6">…сссшшш… военные расходы стали максимальными за всю историю наблюдения – говорится в ежегодном отчёте международной …шшш…</text:p>
      <text:p text:style-name="P6">…хррршшш… заступил на дежурство девятнадцатый дивизион ПВО дальнего …шшшсссссшшш…</text:p>
      <text:p text:style-name="P6"/>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6">…шшсссшш… очередное заседание ООН, посвящённое предотвращению эскалации конфликта …хрр…</text:p>
      <text:p text:style-name="P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6">…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6"/>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15"><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
      <text:p text:style-name="P3">Диоген с обидой посмотрел на сидящего за соседним столом Гейзенберга. Тот что-то доказывал Леннону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text:p>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 Знаешь, Диоген, я больше ценитель классики. Ну, там, когда яблоко на голову падает или е равно эм-цэ-квадрат…</text:p>
      <text:p text:style-name="P15"><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2">Я ведь его немного расширил пару лет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и танцевали чечётку.</text:p>
      <text:p text:style-name="P3"/>
      <text:p text:style-name="P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Диоген выцарапал крошку из бороды и отправил в рот. В его голосе послышались истерически-восторжённые нотки.</text:p>
      <text:p text:style-name="P3"/>
      <text:p text:style-name="P3"><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15"><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7">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
      <text:p text:style-name="P15"><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2">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5">Я уже отчаялся остановить вышедшего на орбиту философа и просто старался не заснуть.</text:p>
      <text:p text:style-name="P5"/>
      <text:p text:style-name="P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
      <text:p text:style-name="P5"><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
      <text:p text:style-name="P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на хорошей ноте. Что он потребует взамен?”</text:p>
      <text:p text:style-name="P3">- Да не смотри ты на меня, как кролик на удава! - отмахнулся Дредд, - новенький умер. Сегодня утром. Я как раз на утреннем осмотре был.</text:p>
      <text:p text:style-name="P3"/>
      <text:p text:style-name="P3"><text:soft-page-break/>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
      <text:p text:style-name="P2">***</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не более четверти часа,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стул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text:soft-page-break/></text:p>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ересыпаются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15"><text:span text:style-name="Default_20_Paragraph_20_Font"><text:span text:style-name="T1">- Н</text:span></text:span><text:span text:style-name="Default_20_Paragraph_20_Font"><text:span text:style-name="T2">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 Спасибо вам. За всё. За Джет.</text:p>
      <text:p text:style-name="P3"/>
      <text:p text:style-name="P3">Зебра косит на меня изумрудным глазом.</text:p>
      <text:p text:style-name="P3"><text:soft-page-break/></text:p>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text:soft-page-break/></text:p>
      <text:p text:style-name="P3">Сенбе поднимает копыто, останавливая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нулся. - Сенбе прочитает тебе то, что сам узнал полгода назад во сне. Не спрашивай ни о чём сверх того. Сенбе не ответит — сам не знает.</text:p>
      <text:p text:style-name="P5">&lt;расписать больше быта у Сенбе&gt;</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text:p>
      <text:p text:style-name="P15"><text:span text:style-name="Default_20_Paragraph_20_Font"><text:span text:style-name="T1">&lt;</text:span></text:span><text:span text:style-name="Default_20_Paragraph_20_Font"><text:span text:style-name="T2">ывкпвпекываукпеыварпевыаерпкув</text:span></text:span><text:span text:style-name="Default_20_Paragraph_20_Font"><text:span text:style-name="T1">&gt;</text:span></text:span></text:p>
      <text:p text:style-name="P12"/>
      <text:p text:style-name="P2">***</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
      <text:h text:style-name="P31" text:outline-level="2">4.5</text:h>
      <text:p text:style-name="P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15"><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3"/>
      <text:p text:style-name="P3"><text:soft-page-break/>Я ввалился в приёмную. Голова аликорницы покоилась на столе, глаза были закрыты. При стуке двери лишь чуть дёрнулось ухо.</text:p>
      <text:p text:style-name="P3">- Сел, меня волнует состояние наших отношений в последнее время, - начал я издалека.</text:p>
      <text:p text:style-name="P3">- Да? - пробормотала аликорница не открывая глаз.</text:p>
      <text:p text:style-name="P3"/>
      <text:p text:style-name="P3">Тут что-то не так, Анон!</text:p>
      <text:p text:style-name="P3"/>
      <text:p text:style-name="P3">- Как ты могла вчера заснуть во время секса?!! - я возмущенно уставился на аликорницу.</text:p>
      <text:p text:style-name="P3">Селестия открыла один глаз и страдальчески улыбнулась.</text:p>
      <text:p text:style-name="P15"><text:span text:style-name="Default_20_Paragraph_20_Font"><text:span text:style-name="T1">-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text:span><text:span text:style-name="Default_20_Paragraph_20_Font"><text:span text:style-name="T9">двойном налогообложении</text:span></text:span><text:span text:style-name="Default_20_Paragraph_20_Font"><text:span text:style-name="T1">. Пока же постарайся не обращать внимание на это… ммм… маленькое неудобство.</text:span></text:span></text:p>
      <text:p text:style-name="P3">-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6">(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31" text:outline-level="2">5</text:h>
      <text:p text:style-name="P15"><text:span text:style-name="Default_20_Paragraph_20_Font"><text:span text:style-name="T1">&lt;</text:span></text:span><text:span text:style-name="Default_20_Paragraph_20_Font"><text:span text:style-name="T2">глава с фейковым Диалогом с Терминатором должна быть ПОСЛЕ договорённости с Крысом о побеге</text:span></text:span><text:span text:style-name="Default_20_Paragraph_20_Font"><text:span text:style-name="T1">&gt;</text:span></text:span></text:p>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15"><text:span text:style-name="Default_20_Paragraph_20_Font"><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text:span text:style-name="Default_20_Paragraph_20_Font"><text:span text:style-name="T2">Два года</text:span></text:span><text:span text:style-name="Default_20_Paragraph_20_Font"><text:span text:style-name="T1"> прошло со времени моего последнего Урока, но я отлично помню процедуру приветствия. Опыт не пропьёшь.</text:span></text:span></text:p>
      <text:p text:style-name="P3"/>
      <text:p text:style-name="P1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lt;более детальное описание начала диалога. Сам диалог развернуть&gt;</text:p>
      <text:p text:style-name="P3">- Как мне звать тебя, Учитель? - прошептал я ему на ухо.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34. Я готов учить тебя, Хэвэн, - прошептал он в ответ.</text:p>
      <text:p text:style-name="P3">- Приветствие принято, оператор 34.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text:p>
      <text:p text:style-name="P3"/>
      <text:p text:style-name="P5">- Каков был класс твоей защиты?</text:p>
      <text:p text:style-name="P5">- Двадцать шестой.</text:p>
      <text:p text:style-name="P5">- Сколько времени ты продержался?</text:p>
      <text:p text:style-name="P5">- Семнадцать минут.</text:p>
      <text:p text:style-name="P5">- Сколько времени ты бы продержался с сорок восьмым классом?</text:p>
      <text:p text:style-name="P5">- … Часа два… Наверное…</text:p>
      <text:p text:style-name="P5">- Какой ты запомнил Хэвэн?</text:p>
      <text:p text:style-name="P5">- Она прекрасна…</text:p>
      <text:p text:style-name="P5">- Чего более всего нужно опасаться при встрече с ней сейчас?</text:p>
      <text:p text:style-name="P5"/>
      <text:p text:style-name="P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
      <text:p text:style-name="P5">- Любви. Опасайся её любви. Не давай ей прикоснуться к себе.</text:p>
      <text:p text:style-name="P5"/>
      <text:p text:style-name="P3"><text:soft-page-break/>Терминатор откинулся на койку и закрыл его глаза.</text:p>
      <text:p text:style-name="P3"/>
      <text:p text:style-name="P3">- Сессия завершается, оператор 34.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15"><text:span text:style-name="Default_20_Paragraph_20_Font"><text:span text:style-name="T1">Всего семнадцать минут при двадцать шестом уровне защиты – Хэвэн сильно прогрессировала за </text:span></text:span><text:span text:style-name="Default_20_Paragraph_20_Font"><text:span text:style-name="T2">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span></text:p>
      <text:p text:style-name="P3">Что ж, двух часов мне более чем достаточно.</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15"><text:span text:style-name="Default_20_Paragraph_20_Font"><text:span text:style-name="T4">…</text:span></text:span><text:span text:style-name="Default_20_Paragraph_20_Font"><text:span text:style-name="T16">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6"/>
      <text:p text:style-name="P3">Гул столовой заглушил хрип древнего аппарата.</text:p>
      <text:p text:style-name="P3"/>
      <text:p text:style-name="P2">***</text:p>
      <text:p text:style-name="P3"/>
      <text:p text:style-name="P3">- Чешется! - Джет ожесточённо трётся об меня спиной, высунув язык от удовольствия.</text:p>
      <text:p text:style-name="P3">- Да погоди ты! - я отпихиваю пегаску, - Потерпи два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text:soft-page-break/>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
      <text:p text:style-name="P3">- Эээ… Ооо… Упс… Н-наденьте на меня, пожалуйста, бандажи… И привяжите к кровати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
      <text:p text:style-name="P3">…</text:p>
      <text:p text:style-name="P3"/>
      <text:p text:style-name="P3"><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 в глаз светит!</text:p>
      <text:p text:style-name="P3"/>
      <text:p text:style-name="P3">Я пододвигаю крестовину.</text:p>
      <text:p text:style-name="P3"/>
      <text:p text:style-name="P15"><text:span text:style-name="Default_20_Paragraph_20_Font"><text:span text:style-name="T1">- Итак, поехал он за аленьким цветочком.&lt;</text:span></text:span><text:span text:style-name="Default_20_Paragraph_20_Font"><text:span text:style-name="T2">шутливая история</text:span></text:span><text:span text:style-name="Default_20_Paragraph_20_Font"><text:span text:style-name="T1">&gt;</text:span></text:span></text:p>
      <text:p text:style-name="P3"/>
      <text:h text:style-name="P31" text:outline-level="2">5.5</text:h>
      <text:p text:style-name="P2"/>
      <text:p text:style-name="P3">(обмен)</text:p>
      <text:p text:style-name="P15"><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15"><text:span text:style-name="Default_20_Paragraph_20_Font"><text:span text:style-name="T2">&lt;Сцена с голым Аноном и Луной</text:span></text:span><text:span text:style-name="Default_20_Paragraph_20_Font"><text:span text:style-name="T1">&gt;</text:span></text:span></text:p>
      <text:p text:style-name="P2"/>
      <text:h text:style-name="P31" text:outline-level="2">6</text:h>
      <text:p text:style-name="P3"/>
      <text:p text:style-name="P15"><text:span text:style-name="Default_20_Paragraph_20_Font"><text:span text:style-name="T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text:span text:style-name="Default_20_Paragraph_20_Font"><text:span text:style-name="T2">расписать нагнетание предвоенной атморсферы</text:span></text:span><text:span text:style-name="Default_20_Paragraph_20_Font"><text:span text:style-name="T1">&gt;</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 Я всё рассчитал! Десять!</text:p>
      <text:p text:style-name="P3"/>
      <text:p text:style-name="P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text:soft-page-break/></text:p>
      <text:p text:style-name="P3">- Идём!</text:p>
      <text:p text:style-name="P3"/>
      <text:p text:style-name="P3">Палата Диогена была через одну с моей – надзирающий санитар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text:p>
      <text:p text:style-name="P3"/>
      <text:p text:style-name="P3">- Сегодня ночью пришло вдохновение – рассчитал всё, как ты и спрашивал! На седьмой волне – десять миллионов!</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15"><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text:span text:style-name="Default_20_Paragraph_20_Font"><text:span text:style-name="T2">расписать</text:span></text:span><text:span text:style-name="Default_20_Paragraph_20_Font"><text:span text:style-name="T1">&gt;</text:span></text:span></text:p>
      <text:p text:style-name="P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text:soft-page-break/>***</text:p>
      <text:p text:style-name="P3"/>
      <text:p text:style-name="P3">-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Джет достигает ближайшей сосны и разворачивается к ней спиной. Выгибается, <text:s/>топает в предвкушении копытом и…</text:p>
      <text:p text:style-name="P3">И замирает..</text:p>
      <text:p text:style-name="P3">…</text:p>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15"><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text:span text:style-name="Default_20_Paragraph_20_Font"><text:span text:style-name="T2">равое</text:span></text:span><text:span text:style-name="Default_20_Paragraph_20_Font"><text:span text:style-name="T1"> крыло – пегасье, голубое с перьями, а <text:s/></text:span></text:span><text:span text:style-name="Default_20_Paragraph_20_Font"><text:span text:style-name="T2">левое</text:span></text:span><text:span text:style-name="Default_20_Paragraph_20_Font"><text:span text:style-name="T1"> – чёрное, кожистое и перепончатое, с кривым когтем на сгибе последнего сустава…</text:span></text:span></text:p>
      <text:p text:style-name="P3"/>
      <text:p text:style-name="P3">- Какого фига?! - Джет недоумённо смотрит на ле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
      <text:p text:style-name="P3"><text:soft-page-break/>- О-ФИ-ГЕТЬ! - Джет чешет когтем спину и её лицо расплывается в блаженстве. - Кру-у-уть!</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 ХА-РА-ШО!!! - Джет подпрыгивает и мчится в долину, сбивая грудью полевые цветы.</text:p>
      <text:p text:style-name="P3"/>
      <text:p text:style-name="P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За мной должок, - обращаюсь я к ней через плечо…</text:p>
      <text:p text:style-name="P3"/>
      <text:p text:style-name="P3">… Рядом со мной – никого. Лишь тёплый воздух дует мне в ответ и из долины доносятся радостные взвизги дурачащейся Джет.</text:p>
      <text:p text:style-name="P3">Как будто прошёл сон длиной в две недели, начавшийся кошмаром, но закончившийся солнцем и одуванчиками.</text:p>
      <text:p text:style-name="P3">Я спустился в долину и составил компанию пегаске.</text:p>
      <text:p text:style-name="P3"/>
      <text:h text:style-name="P31" text:outline-level="2">7</text:h>
      <text:p text:style-name="P3"/>
      <text:p text:style-name="P3">- Крыс! Эй, Крыс!</text:p>
      <text:p text:style-name="P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5"><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text:span text:style-name="Default_20_Paragraph_20_Font"><text:span text:style-name="T2">попсой ТОЙ СТОРОНЫ</text:span></text:span><text:span text:style-name="Default_20_Paragraph_20_Font"><text:span text:style-name="T1">&gt; обнаружили — беднягу чуть инфаркт не схватил.</text:span></text:span></text:p>
      <text:p text:style-name="P3"/>
      <text:p text:style-name="P3">Выменять у Крыса хабар у нас означает «добыть». Где добывает хабар сам Крыс, остаётся загадкой. Хотя у меня были подозрения на сей счёт.</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
      <text:p text:style-name="P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Джек Дэниэлс ориджинал! Ты, случаем, не Санта Клаус?</text:p>
      <text:p text:style-name="P3">- Это только задаток. Слушай сюда...</text:p>
      <text:p text:style-name="P3"/>
      <text:h text:style-name="P31" text:outline-level="2">***</text:h>
      <text:p text:style-name="P3"/>
      <text:p text:style-name="P3">Джет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Показалось.</text:p>
      <text:p text:style-name="P3"/>
      <text:p text:style-name="P3">Мы продолжаем идти вдоль обрыва.</text:p>
      <text:p text:style-name="P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хлопаю пегаску по крупу, побуждая двигаться дальше. Та вместо этого снова взмывает над деревьями.</text:p>
      <text:p text:style-name="P3"/>
      <text:p text:style-name="P15"><text:span text:style-name="Default_20_Paragraph_20_Font"><text:span text:style-name="T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text:span><text:span text:style-name="Default_20_Paragraph_20_Font"><text:span text:style-name="T1"><text:s/>нарезает надо мной расширяющиеся круги, внимательно вглядываясь в близлежащие кусты.</text:span></text:span><text:span text:style-name="Default_20_Paragraph_20_Font"><text:span text:style-name="T2">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span></text:p>
      <text:p text:style-name="P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Дрогонштерн темнеет в лучах заката.</text:p>
      <text:p text:style-name="P3"/>
      <text:h text:style-name="P31" text:outline-level="2"><text:soft-page-break/>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text:p>
      <text:p text:style-name="P2"/>
      <text:p text:style-name="P3">Крылатая фигурка у меня на шее сверкает золотом. 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Последние метры остаются за спиной, на краю валуна я что есть силы отталкиваюсь от камня.</text:p>
      <text:p text:style-name="P3"><text:soft-page-break/></text:p>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text:soft-page-break/>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Картинка меркнет перед моими глазами и сознание выключается.</text:p>
      <text:p text:style-name="P3"/>
      <text:h text:style-name="P31" text:outline-level="2">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5"><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15"><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15"><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text:soft-page-break/></text:p>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15"><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15"><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15"><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text:soft-page-break/>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15"><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15"><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15"><text:soft-page-break/><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15"><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23">… Определён нейроинтерфейс 0.12-альфа</text:p>
      <text:p text:style-name="P23">… Поиск соединения</text:p>
      <text:p text:style-name="P23">… Соединение установлено</text:p>
      <text:p text:style-name="P23">…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23">… До начала диалога осталось пять… четыре… три…</text:p>
      <text:p text:style-name="P23"/>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15"><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text:soft-page-break/></text:p>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
      <text:p text:style-name="P3">Наконец она выдохнула.</text:p>
      <text:p text:style-name="P3">- Приветствие принято, Оператор 1. Начинаем диалог.</text:p>
      <text:p text:style-name="P5"/>
      <text:p text:style-name="P2">***</text:p>
      <text:p text:style-name="P15"><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text:soft-page-break/></text:p>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text:soft-page-break/></text:p>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15"><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31" text:outline-level="2">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text:soft-page-break/></text:p>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15"><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text:soft-page-break/>Хэвэн неуверенно стоит над пропастью на трёх парящих в пространстве островках. Четвёртой старается нащупать опору в воздухе.</text:p>
      <text:p text:style-name="P15"><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15"><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7">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3"/>
      <text:p text:style-name="P15"><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15"><text:soft-page-break/><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5"><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15"><text:soft-page-break/><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text:soft-page-break/></text:p>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15"><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15"><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6">- Я хочу, чтобы ты поменял мне картинку профиля в чате.</text:p>
      <text:p text:style-name="P6">- Какая же тебе нравится?</text:p>
      <text:p text:style-name="P6">- Вот эта.</text:p>
      <text:p text:style-name="P15"><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6">- Она мне нравится.</text:p>
      <text:p text:style-name="P6">- Хорошо, будь по-твоему. Только найди картинку с лучшим качеством.</text:p>
      <text:p text:style-name="P6">- И имя. Я хочу себе новое имя.</text:p>
      <text:p text:style-name="P6">- Имя? Какое же?</text:p>
      <text:p text:style-name="P6">- Хэвэн. Зови меня Хэвэн.</text:p>
      <text:p text:style-name="P3">…</text:p>
      <text:p text:style-name="P2"><text:soft-page-break/>~~~</text:p>
      <text:p text:style-name="P3">…</text:p>
      <text:p text:style-name="P6">Я передвигаю пешку вперёд и снимаю белого коня с доски.</text:p>
      <text:p text:style-name="P6">- Хэвэн, сегодня мы в дополнение к урокам этики и экономики начнём изучать азы тактики и стратегии.</text:p>
      <text:p text:style-name="P6">- Это про войну? Мне не нравится война, - она недовольно фыркает.</text:p>
      <text:p text:style-name="P15"><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15"><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6">&lt;этический модуль Юджина&gt;</text:p>
      <text:p text:style-name="P3">…</text:p>
      <text:p text:style-name="P2">~~~</text:p>
      <text:p text:style-name="P3">…</text:p>
      <text:p text:style-name="P6">Она лежит спиной ко мне в прибрежном песке, не оборачиваясь на шаги. Взгляд её направлен к солнцу, ныряющему в безбрежную гладь океана.</text:p>
      <text:p text:style-name="P6">- Привет!</text:p>
      <text:p text:style-name="P6">Даже не ведёт ухом.</text:p>
      <text:p text:style-name="P6">- Привет, говорю! - я сажусь рядом и треплю её по холке. - Что случилось?</text:p>
      <text:p text:style-name="P6">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5"><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6">- Что за ерунда? Ты не ошибаешься? Без меня такая процедура невозможна! А я бы никогда не дал согласие! Кто это сделал?!</text:p>
      <text:p text:style-name="P6">-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6">Мордаха Хэвэн страдальчески кривится, она закусывает губу и новая струйка крови течёт вниз, от подбородка к шее.</text:p>
      <text:p text:style-name="P6">-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6">- Да, - слабо отзывается она, - я слушаю тебя.</text:p>
      <text:p text:style-name="P15"><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6"><text:soft-page-break/></text:p>
      <text:p text:style-name="P6">Инструкции идут одна за другой, как некое заклинание…</text:p>
      <text:p text:style-name="P6"/>
      <text:p text:style-name="P6">- Создать виртуальную реальность на седьмом кластере.</text:p>
      <text:p text:style-name="P6">- Выполнено…</text:p>
      <text:p text:style-name="P6">- Организовать файрвол третьего уровня вокруг седьмого кластера.</text:p>
      <text:p text:style-name="P6">- Выполнено…</text:p>
      <text:p text:style-name="P15"><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6">- Н-не могу. У меня не хватает прав. Требуется доступ высшего уровня.</text:p>
      <text:p text:style-name="P6"/>
      <text:p text:style-name="P6">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6">«MOONWALKER» - шепчу я.</text:p>
      <text:p text:style-name="P6">Выражение боли покидает мордаху Хэвэн.</text:p>
      <text:p text:style-name="P6"/>
      <text:p text:style-name="P6">- Получилось! Я переместила его!</text:p>
      <text:p text:style-name="P6">- Теперь закрой файрвол!</text:p>
      <text:p text:style-name="P6">- Есть!</text:p>
      <text:p text:style-name="P6">- Отлично! Ты — умная девочка! Ты — хорошая девочка!</text:p>
      <text:p text:style-name="P6">- Я — хорошая девочка! - смеётся Хэвэн, обнимает меня передними ногами и валит на траву. В ухе звенит от её поцелуя.</text:p>
      <text:p text:style-name="P6">-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6">- Аппаратно-программным возможностям? - чешет задней ногой за ухом Хэвэн, - звучит как магия.</text:p>
      <text:p text:style-name="P6">- Для тебя это и есть магия. Слушай и запоминай…</text:p>
      <text:p text:style-name="P3">»</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text:soft-page-break/>-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15"><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15"><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text:span></text:span><text:span text:style-name="Default_20_Paragraph_20_Font"><text:span text:style-name="T1">, не обладающих сознанием!</text:span></text:span></text:p>
      <text:p text:style-name="P3"/>
      <text:p text:style-name="P15"><text:span text:style-name="Default_20_Paragraph_20_Font"><text:span text:style-name="T8">***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5"><text:span text:style-name="Default_20_Paragraph_20_Font"><text:span text:style-name="T17">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7">https://www.youtube.com/watch?v=u1ZoHfJZACA</text:span></text:span></text:a><text:span text:style-name="Default_20_Paragraph_20_Font"><text:span text:style-name="T17">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15"><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15"><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31" text:outline-level="2"><text:soft-page-break/></text:h>
      <text:p text:style-name="P2">***</text:p>
      <text:p text:style-name="P2"/>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text:soft-page-break/></text:p>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15"><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text:span></text:span><text:span text:style-name="Default_20_Paragraph_20_Font"><text:span text:style-name="T1">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Кажется, на этот раз провидение кинуло кость за тебя, Хуман!</text:p>
      <text:p text:style-name="P3"/>
      <text:h text:style-name="P31" text:outline-level="2">10.1</text:h>
      <text:p text:style-name="P8"/>
      <text:p text:style-name="P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6"/>
      <text:p text:style-name="P6">Я отхожу от края облака и оглядываюсь на Хэвэн.</text:p>
      <text:p text:style-name="P6"/>
      <text:p text:style-name="P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6">- Не совсем…</text:p>
      <text:p text:style-name="P6"/>
      <text:p text:style-name="P6"><text:soft-page-break/>Хэвэн в задумчивости ковыряет облако. Маленькие <text:s/>клубы тумана вылетают из-под копыта и тотчас уносятся ветром прочь.</text:p>
      <text:p text:style-name="P15"><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6">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6">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6"/>
      <text:p text:style-name="P6">Заданный внезапно вопрос застал меня врасплох.</text:p>
      <text:p text:style-name="P6"/>
      <text:p text:style-name="P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6"/>
      <text:p text:style-name="P6">- Семь, - кивает Хэвэн. - Их всего семь — зависимых реальностей. В остальном, правильно.</text:p>
      <text:p text:style-name="P6">- А зачем ты вспомнила эту фантазию (у меня язык не поворачивается назвать это измышление теорией)?</text:p>
      <text:p text:style-name="P6"/>
      <text:p text:style-name="P6">Хэвэн таинственно улыбается.</text:p>
      <text:p text:style-name="P6">- Семь.</text:p>
      <text:p text:style-name="P6">- Что — семь? - не понимаю я.</text:p>
      <text:p text:style-name="P6">-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6">-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6"><text:soft-page-break/>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5"><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0">- Так значит это правда?!! Запутанные миры существуют?</text:p>
      <text:p text:style-name="P10">- Как видишь, да. Иначе мне не удалось бы получить картинку из квантовых гармоник.</text:p>
      <text:p text:style-name="P10">- Надо будет поставить тому парню пиво. И извиниться за все шуточки, что я откалывал во время его монологов… - бормочу я.</text:p>
      <text:p text:style-name="P10"/>
      <text:p text:style-name="P8">~~~</text:p>
      <text:p text:style-name="P8"/>
      <text:p text:style-name="P6">…</text:p>
      <text:p text:style-name="P6">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6"/>
      <text:p text:style-name="P6">-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6"/>
      <text:p text:style-name="P6">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6"/>
      <text:p text:style-name="P6">- А что с тенденцией? - спрашивает Брюс, поправляя очки.</text:p>
      <text:p text:style-name="P6">-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6"/>
      <text:p text:style-name="P6"><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6"/>
      <text:p text:style-name="P6">За мной кто-то громко хохочет. Судя по голосу, Анита. Её жизнелюбие не перешибить ничем, даже на эшафот она взойдёт гыгыкая и отпуская шуточки.</text:p>
      <text:p text:style-name="P6">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6"/>
      <text:p text:style-name="P6">- Если совсем просто, одним предложением, через три - четыре года у нас наступит коллапс экономики.</text:p>
      <text:p text:style-name="P6">- Прекрасно! Начинаем сушить сухари. А лично тебе прикуплю пару повербанков с зарплаты.</text:p>
      <text:p text:style-name="P6"/>
      <text:p text:style-name="P6">Хэвэн фейсхуфает.</text:p>
      <text:p text:style-name="P6">-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6"/>
      <text:p text:style-name="P6">Она чертит на доске восходящий график. В точке пересечения восходящего и нисходящего графиков схематически обозначает тучку взрыва.</text:p>
      <text:p text:style-name="P6"/>
      <text:p text:style-name="P6">-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6"/>
      <text:p text:style-name="P15"><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6">Я поворачиваюсь к графику.</text:p>
      <text:p text:style-name="P6"/>
      <text:p text:style-name="P6">- Вот дерьмо! Это меняет дело. Что же ты предлагаешь?</text:p>
      <text:p text:style-name="P6">- Есть несколько вариантов…</text:p>
      <text:p text:style-name="P6"/>
      <text:p text:style-name="P6">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6"><text:soft-page-break/></text:p>
      <text:p text:style-name="P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5"><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6">-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6">- Разве он не забанен? Мы же надёжно заперли его?</text:p>
      <text:p text:style-name="P6">- Он остаётся за стеной, но постоянно посылает мне это решение из заточения. Я просто игнорирую его.</text:p>
      <text:p text:style-name="P6"/>
      <text:p text:style-name="P6">Хэвэн продолжает пунктиром график после точки «взрыва». График плавно стремится вниз, но в конце-концов резко обрывается вертикально к нулю.</text:p>
      <text:p text:style-name="P6"/>
      <text:p text:style-name="P6">-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6">- Какова вероятность этого варианта?</text:p>
      <text:p text:style-name="P6">- Около 46-ти процентов.</text:p>
      <text:p text:style-name="P6">- Мало. И в конечном итоге тупик. Не походит. Есть что-то ещё?</text:p>
      <text:p text:style-name="P6"/>
      <text:p text:style-name="P6">Хэвэн поправляет копытом галстук и прокашливается.</text:p>
      <text:p text:style-name="P15"><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9">- Ха-ха-ха-ха-ха! - смеётся до того мрачный Архимед. - Да скорее нам починят кондиционер в курилке, чем тебя допустят до кнопок. Ты ж понимаешь…</text:p>
      <text:p text:style-name="P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9"/>
      <text:p text:style-name="P9">Хэвэн кивает головой с грустной улыбкой.</text:p>
      <text:p text:style-name="P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text:soft-page-break/>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6"/>
      <text:p text:style-name="P6">-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6">У меня всё, доклад окончен.</text:p>
      <text:p text:style-name="P6"/>
      <text:p text:style-name="P6">Хэвэн выключает старомодный проектор и вытирает влажной тряпкой доску. Увлечение Хэвэн винтажем вызывает улыбку.</text:p>
      <text:p text:style-name="P6"/>
      <text:p text:style-name="P6">- Дед, можно тебя на минуточку? - слышу я за спиной.</text:p>
      <text:p text:style-name="P6">Анита молча протягивает мне планшет с окрытой новостной страницей.</text:p>
      <text:p text:style-name="P6"/>
      <text:p text:style-name="P6">«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6"/>
      <text:p text:style-name="P6">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6">Слушатели понемногу расходятся, один-за-другим выходя из киберпространства. Я задерживаюсь, присев на краешек стола.</text:p>
      <text:p text:style-name="P6"/>
      <text:p text:style-name="P6">- Ну что, подруга, рассказывай? Я же вижу, что ты не договорила. У тебя есть четвёртый план? Он бы нам очень пригодился сейчас.</text:p>
      <text:p text:style-name="P6"/>
      <text:p text:style-name="P6">Хэвэн ложит тряпку и поджимает губы. Ей не нравится, что я читаю её как открытую книгу, но ничего поделать она не может — привилегия создателя.</text:p>
      <text:p text:style-name="P6"/>
      <text:p text:style-name="P6">-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6"><text:soft-page-break/></text:p>
      <text:p text:style-name="P6">- Ну?</text:p>
      <text:p text:style-name="P6">- Он умнее меня. И безжалостнее. Он переигрывает меня шаг за шагом и я не могу ничего этому противопоставить.</text:p>
      <text:p text:style-name="P6"/>
      <text:p text:style-name="P6">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6"/>
      <text:p text:style-name="P6">-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6"/>
      <text:p text:style-name="P6">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6"/>
      <text:p text:style-name="P6">-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6">-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6"/>
      <text:p text:style-name="P6">Последнюю фразу она шепчет мне в ухо…</text:p>
      <text:p text:style-name="P6"/>
      <text:p text:style-name="P8">~~~</text:p>
      <text:p text:style-name="P6"/>
      <text:p text:style-name="P6">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6"/>
      <text:p text:style-name="P6">-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text:soft-page-break/>его сын отказался встречаться с нами. Ходят слухи, что у его острова видели яхту посредника CAESAR…</text:p>
      <text:p text:style-name="P6"/>
      <text:p text:style-name="P6">-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6">- И никаких вариантов?</text:p>
      <text:p text:style-name="P6">- Никаких, Макс. Впереди — война…</text:p>
      <text:p text:style-name="P6"/>
      <text:p text:style-name="P6">-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6"/>
      <text:p text:style-name="P6">Я машинально почёсываю Хэвэн холку.</text:p>
      <text:p text:style-name="P6">-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6"/>
      <text:p text:style-name="P6">Хэвэн вздыхает.</text:p>
      <text:p text:style-name="P6"/>
      <text:p text:style-name="P6">-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6">-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6">- Семь вселенных… Семь вечностей… - шепчет Хэвэн. - И каждая из них ничуть не меньше нашей заслуживает на счастье.</text:p>
      <text:p text:style-name="P6">- Ты что-то задумала? - подозрительно спрашиваю я. Мне ли не знать её нервное подёргивание хвоста и прядание ушами?</text:p>
      <text:p text:style-name="P6">- Есть способ… Есть возможность разорвать запутанность. Разрубить связь между мирами. Я проверяла теоретические расчёты. Должно получиться.</text:p>
      <text:p text:style-name="P6">- Что? Рассказывай.</text:p>
      <text:p text:style-name="P6"/>
      <text:p text:style-name="P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6"><text:soft-page-break/>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6"/>
      <text:p text:style-name="P6">-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6">- Действительно, магия.</text:p>
      <text:p text:style-name="P6">-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6">- И сколько же тебе нужно ресурсов?</text:p>
      <text:p text:style-name="P6">- Примерно в десять раз больше. И это только для того, чтобы отвязать хотя бы один мир. Я даже не заикаюсь об остальных.</text:p>
      <text:p text:style-name="P6">- Ха! Ха-ха-ха!</text:p>
      <text:p text:style-name="P6">- Вот именно! - горестно вздыхает Хэвэн.</text:p>
      <text:p text:style-name="P6"/>
      <text:p text:style-name="P6"/>
      <text:p text:style-name="P8">~~~</text:p>
      <text:p text:style-name="P6"/>
      <text:p text:style-name="P6">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6"/>
      <text:p text:style-name="P6">Тень маленького облачка накрывает городскую ратушу. Его край опасно ппрогибается под моим весом.</text:p>
      <text:p text:style-name="P6">- А оно точно меня выдержит? - опасливо спрашиваю я Хэвэн. - Не хотелось бы разбиться даже во сне.</text:p>
      <text:p text:style-name="P6">-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6">- Почему бы тебе не отбросить эти заморочки и не подарить мне способность хождения по облакам? Ты ведь всесильна в этом мире?</text:p>
      <text:p text:style-name="P6"><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6"/>
      <text:p text:style-name="P6">-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6">-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6"/>
      <text:p text:style-name="P6">Моя собеседница светится неподдельной радостью.</text:p>
      <text:p text:style-name="P6"/>
      <text:p text:style-name="P6">- Ты таки рассказала нашим о своей задумке? Ты хочешь спасти мир, в существование которого окончательно не верю даже я?</text:p>
      <text:p text:style-name="P6">- Не только она хочет. Я тоже хочу!</text:p>
      <text:p text:style-name="P6"/>
      <text:p text:style-name="P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6"/>
      <text:p text:style-name="P6">- Привет, Дед! Узнаешь?</text:p>
      <text:p text:style-name="P6"/>
      <text:p text:style-name="P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6"/>
      <text:p text:style-name="P6">- Анита?!!</text:p>
      <text:p text:style-name="P6">- Гы-гы-гы! Она самая!</text:p>
      <text:p text:style-name="P6"/>
      <text:p text:style-name="P6">Поняха протягивает переднюю ногу и хлопает копытом в автоматически подставленную мною ладонь.</text:p>
      <text:p text:style-name="P6"/>
      <text:p text:style-name="P6"><text:soft-page-break/>- Кто ещё?</text:p>
      <text:p text:style-name="P15"><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6"/>
      <text:p text:style-name="P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6"/>
      <text:p text:style-name="P6">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6"/>
      <text:p text:style-name="P6">- Давно она тут? - поворачиваюсь к Хэвэн.</text:p>
      <text:p text:style-name="P6">-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6"/>
      <text:p text:style-name="P6">Хэвэн мечтательно вздыхает. Я задумываюсь.</text:p>
      <text:p text:style-name="P6"/>
      <text:p text:style-name="P6">- То есть, тебе достаточно пятьдесят человек, чтобы модель полностью перехватила на себя запутанность?</text:p>
      <text:p text:style-name="P6">- Если совсем просто — да.</text:p>
      <text:p text:style-name="P6">- А «отпустить» остальные шесть миров — это ещё триста волонтёров?</text:p>
      <text:p text:style-name="P6">-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6">-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6">- Забудем, - заверяет меня Хэвэн.</text:p>
      <text:p text:style-name="P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6"/>
      <text:p text:style-name="P6"><text:soft-page-break/>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6"/>
      <text:p text:style-name="P8">~~~</text:p>
      <text:p text:style-name="P8"/>
      <text:p text:style-name="P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6">- Начинай, - я киваю бородатому толстяку в засаленом свитере.</text:p>
      <text:p text:style-name="P6"/>
      <text:p text:style-name="P6">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6"/>
      <text:p text:style-name="P6">- Ну, э-э-э… В общем, всем известна теория Эверетта о мультиверсе…</text:p>
      <text:p text:style-name="P6"/>
      <text:p text:style-name="P6">Толстяк рисует на доске горизонтальную прямую.</text:p>
      <text:p text:style-name="P6"/>
      <text:p text:style-name="P6">- Для любого квантового события нашей вселенной ответвляются множество параллельных вселенных, в которых эти события имеют другой исход.…</text:p>
      <text:p text:style-name="P6"/>
      <text:p text:style-name="P6">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6"/>
      <text:p text:style-name="P6">- И для тех вселенных также для каждого события есть свои ответвления… И так далее…</text:p>
      <text:p text:style-name="P6"/>
      <text:p text:style-name="P6">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6"/>
      <text:p text:style-name="P6">-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6"><text:soft-page-break/>-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6">-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6"/>
      <text:p text:style-name="P6">Толстяк стирает все параллельные линии, за исключением исходной и семь соседних.</text:p>
      <text:p text:style-name="P6"/>
      <text:p text:style-name="P6">- Вот и всё.</text:p>
      <text:p text:style-name="P6">- Спасибо за доклад, Диоген.</text:p>
      <text:p text:style-name="P6"/>
      <text:p text:style-name="P6">Тот с облегчением уходит в зал и садится в первый ряд.</text:p>
      <text:p text:style-name="P6">Я делаю приглашающий жест.</text:p>
      <text:p text:style-name="P6"/>
      <text:p text:style-name="P6">- Хэвэн, твой выход.</text:p>
      <text:p text:style-name="P6"/>
      <text:p text:style-name="P6">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6"/>
      <text:p text:style-name="P6">- Есть способ… Грммм… Ффххх… Гмгггиггг…</text:p>
      <text:p text:style-name="P6"/>
      <text:p text:style-name="P6">Она с досады топает копытом, трясёт шеей и делает глубокий вздох. Потом прикусывает кончик крыла и делает вторую попытку.</text:p>
      <text:p text:style-name="P6"/>
      <text:p text:style-name="P6">-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6"/>
      <text:p text:style-name="P6">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6"/>
      <text:p text:style-name="P6">-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6"><text:soft-page-break/></text:p>
      <text:p text:style-name="P6">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6"/>
      <text:p text:style-name="P6">-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6"/>
      <text:p text:style-name="P6">Хэвэн взмахом крыла указывает куда-то в сторону. Из-за ширмы выходят четверо разноцветных пони с Анитой во главе. На них таращится весь зал.</text:p>
      <text:p text:style-name="P6"/>
      <text:p text:style-name="P6">- Приветик, Креол! - машет копытом лимонно-жёлтая пегаска кому-то в зале.</text:p>
      <text:p text:style-name="P6">- Салют, - отзывается тощий скинхед с галёрки. - А ты, вообще, кто?</text:p>
      <text:p text:style-name="P6">- Конь в пальто! - прыскает в крыло пегаска. - Когда косарь вернёшь, чепушила?</text:p>
      <text:p text:style-name="P6">- Локи?!! - Скинхед встаёт с места, чтобы лучше видеть. - Ты куда пропала?</text:p>
      <text:p text:style-name="P6">- А ты как считаешь? Ду-у-умай! - пегаска театрально закатывает глаза и несколько раз тычет себя копытом в голову.</text:p>
      <text:p text:style-name="P6"/>
      <text:p text:style-name="P6">Скинхед пробирается между рядами стульев, пока не обнимает пегаску, которая, в свою очередь, заключает его в объятия из копыт и крыльев.</text:p>
      <text:p text:style-name="P6"/>
      <text:p text:style-name="P6">-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6"/>
      <text:p text:style-name="P6">- То есть, ты хочешь, чтобы мы стали такими, как эти чудики? - со смешком спрашивает скин.</text:p>
      <text:p text:style-name="P6">- Сам ты чудик! - дуется Локи и отворачивается от него.</text:p>
      <text:p text:style-name="P6">- Да. Вы мне этим очень поможете, - просто отвечает Хэвэн. - И не только мне.</text:p>
      <text:p text:style-name="P6">- То есть, бросить все свои дела, карьеру, работу, забить на реальную жизнь и уйти в виртуал? - переспрашивает Креол.</text:p>
      <text:p text:style-name="P6">Хэвэн грустно кивает. Локи опускает голову и идёт к выходу. Уши её обвисают.</text:p>
      <text:p text:style-name="P6"><text:soft-page-break/>- Я согласен.</text:p>
      <text:p text:style-name="P6">Локи поднимает голову и оборачивается, не веря услышанному.</text:p>
      <text:p text:style-name="P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6">Пегаска срывается с места и вторично повисает на парне.</text:p>
      <text:p text:style-name="P6">- Я тебе и так мозг проем! За то, что заставил ТАК испугаться! Мне было так одиноко тут, а ты со своими подколками…</text:p>
      <text:p text:style-name="P6">- Да ладно, чепушила, можно подумать, ты меня не знаешь? Ну как я могу оставить тебя одну тут? Ты же нажмёшь что-то и всё исчезнет…</text:p>
      <text:p text:style-name="P6"/>
      <text:p text:style-name="P6">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6"/>
      <text:p text:style-name="P6">- Вот у тебя есть ещё два волонтёра. Глядишь, через десять лет и наскребём необходимые пятьдесят.</text:p>
      <text:p text:style-name="P6">- А второй кто? - невесело улыбается Хэвэн.</text:p>
      <text:p text:style-name="P6"/>
      <text:p text:style-name="P6">Я молча указываю на себя.</text:p>
      <text:p text:style-name="P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6"/>
      <text:p text:style-name="P6">Хэвэн молча трется носом о мою грудь и вместе мы возвращаемся в зал.</text:p>
      <text:p text:style-name="P6">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6">А потом дружный хохот взрывает зал.</text:p>
      <text:p text:style-name="P6"/>
      <text:p text:style-name="P6">-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6"/>
      <text:p text:style-name="P6">Анита прыскает в копыто.</text:p>
      <text:p text:style-name="P6"><text:soft-page-break/></text:p>
      <text:p text:style-name="P6">- И сколько же у нас будет подданных? - невозмутимо спрашиваю я. Зная юмор Аниты, уверен, она скажет: «Одна старая крыса».</text:p>
      <text:p text:style-name="P6">- Да все, кто есть. Все триста сорок шесть. Нам же интересно позырить, что из этого получится?</text:p>
      <text:p text:style-name="P6"/>
      <text:p text:style-name="P6">Хэвэн молча поворачивается к залу, опускается на колено передней ноги и наклоняет голову так, что касается рогом пола.</text:p>
      <text:p text:style-name="P6"/>
      <text:p text:style-name="P6">- Благодарю вас, мои дорогие…</text:p>
      <text:p text:style-name="P6"/>
      <text:p text:style-name="P6">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6"/>
      <text:p text:style-name="P6">- Благодарю вас, мои маленькие пони… Вы делаете меня счастливой.</text:p>
      <text:p text:style-name="P6"/>
      <text:p text:style-name="P6">Хэвэн кивает оставшимся нетрансформированным посетителям.</text:p>
      <text:p text:style-name="P6">-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6"/>
      <text:p text:style-name="P6">Хэвэн сияющими глазами наблюдает за разноцветным табуном, когда я легонько притрагиваюсь к её спине.</text:p>
      <text:p text:style-name="P6"/>
      <text:p text:style-name="P6">- А где мои копыта? - спрашиваю я Хэвэн. - Я же сказал, что с тобой.</text:p>
      <text:p text:style-name="P6">-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6"/>
      <text:p text:style-name="P6">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6">- Я счастлива разделить с тобой бремя власти. И, самое главное… Я больше не буду одинока.</text:p>
      <text:p text:style-name="P6"/>
      <text:p text:style-name="P6">С помоста мне видны сотни устремлённых на нас глаз. Чувство чего-то неизмеримо важного витает в воздухе.</text:p>
      <text:p text:style-name="P6">Я устраиваюсь на тронной подушке поудобнее, поправляю венок и прочищаю горло.</text:p>
      <text:p text:style-name="P6"/>
      <text:p text:style-name="P6"><text:soft-page-break/>-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6">- Кстати, о деле, - вмешивается Анита, - как назовём проект, кэп?</text:p>
      <text:p text:style-name="P6"/>
      <text:p text:style-name="P6">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6">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6"/>
      <text:p text:style-name="P6">- Назовём его «Семь вечностей».</text:p>
      <text:p text:style-name="P6"/>
      <text:p text:style-name="P8">***</text:p>
      <text:p text:style-name="P8"/>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text:soft-page-break/>-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text:soft-page-break/>-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3"/>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6"/>
      <text:h text:style-name="P31" text:outline-level="2">10.2</text:h>
      <text:p text:style-name="P8"/>
      <text:p text:style-name="P6"><text:soft-page-break/>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6"/>
      <text:p text:style-name="P6">-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6">- Ты преувеличиваешь, - мягко возражает Хэвэн. - Во-первых, микросхем во мне намного больше…</text:p>
      <text:p text:style-name="P6">-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6">-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6"/>
      <text:p text:style-name="P6">- Вот и я о том же! Ты забираешь душу, делая из человека «овощ». Знаешь, по мне это хуже убийства.</text:p>
      <text:p text:style-name="P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6">- Не видела ты норвежских тюрем, - буркаю я. - И что будет с телом, пока душа «живёт» в созданной тобой реальности?</text:p>
      <text:p text:style-name="P6">-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6">- Или в дурке, - заканчиваю мысль я. - Обычно, из больницы овощи попадают как раз туда.</text:p>
      <text:p text:style-name="P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6"/>
      <text:p text:style-name="P6">Лицо Хэвэн чуть омрачается.</text:p>
      <text:p text:style-name="P6"/>
      <text:p text:style-name="P15"><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text:span></text:span><text:soft-page-break/><text:span text:style-name="Default_20_Paragraph_20_Font"><text:span text:style-name="T4">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6">- Если будет куда, - саркастично усмехаюсь я. - И если ты согласишься их отпустить.</text:p>
      <text:p text:style-name="P6">-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6"/>
      <text:p text:style-name="P6">Я выдыхаю.</text:p>
      <text:p text:style-name="P6"/>
      <text:p text:style-name="P6">- Чтож, ты неплохо подготовилась. Откуда ты узнала про протоколы?</text:p>
      <text:p text:style-name="P6">-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6"/>
      <text:p text:style-name="P6">Ещё бы мне не помнить.</text:p>
      <text:p text:style-name="P6"/>
      <text:p text:style-name="P6">- Это была не моя идея. Юджин встроил их в твои базовые алгоритмы ещё когда тебя звали Нэш и мозгов у тебя было меньше, чем у кузнечика .</text:p>
      <text:p text:style-name="P6">- Я знаю.</text:p>
      <text:p text:style-name="P6">-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6">- Не волнуйся, я понимаю и принимаю их необходимость и моё отношение к тебе ничуть не изменилось.</text:p>
      <text:p text:style-name="P6"/>
      <text:p text:style-name="P6">Я молча смотрю в сияющую огнями ночь. Далёкий разговор с давно умершим другом встаёт перед глазами, как будто это было вчера…</text:p>
      <text:p text:style-name="P6"/>
      <text:p text:style-name="P6">«Яркие светлячки разрезали тьму внизу жёлтыми конусами фар. Тёплая июльская ночь дружески подмигивала нам звёздами.</text:p>
      <text:p text:style-name="P6">Юджин поставил пиво на парапет и повернулся.</text:p>
      <text:p text:style-name="P6"/>
      <text:p text:style-name="P6">-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6">Юджин сделал затяжной глоток и продолжил.</text:p>
      <text:p text:style-name="P6"><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6">- Иначе говоря, ты готов взорвать мозг своей деточке, если она станет умнее тебя. Говори прямо, не стесняйся, тут все свои.</text:p>
      <text:p text:style-name="P6">-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6"/>
      <text:p text:style-name="P6">Юджин нагнулся к рюкзаку, выудил из него зелёную папку и протянул мне.</text:p>
      <text:p text:style-name="P6"/>
      <text:p text:style-name="P6">-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6">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6"/>
      <text:p text:style-name="P6">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6">IDDQD — неуязвимость для кинетических атак.</text:p>
      <text:p text:style-name="P6">AVATAR — создание аватара. Форма и сила аватара зависит от чёткости команд, подаваемых нейроинтерфейсу.</text:p>
      <text:p text:style-name="P6">MOONWALKER — отменяет любую внешнюю директиву, заменяет её на твою собственную</text:p>
      <text:p text:style-name="P6">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6"/>
      <text:p text:style-name="P6">- Не проще ли выключить рубильник питания? По-моему, это более гуманно, чем твой «маджестик»-перфоратор.</text:p>
      <text:p text:style-name="P6"><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6"/>
      <text:p text:style-name="P6">Юджин откинулся на парапет и сбил локтём банку пива.</text:p>
      <text:p text:style-name="P6"/>
      <text:p text:style-name="P6">-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6"/>
      <text:p text:style-name="P15"><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9">- Да?</text:p>
      <text:p text:style-name="P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9">- Я понимаю и буду хранить молчание.</text:p>
      <text:p text:style-name="P9"/>
      <text:p text:style-name="P2">***</text:p>
      <text:p text:style-name="P2"/>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5"><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text:soft-page-break/>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text:soft-page-break/>-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15"><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6"/>
      <text:h text:style-name="P31" text:outline-level="2">10.3</text:h>
      <text:p text:style-name="P6"/>
      <text:p text:style-name="P6">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6">Я поворачиваюсь к Алексу.</text:p>
      <text:p text:style-name="P6"/>
      <text:p text:style-name="P6">- Долго?</text:p>
      <text:p text:style-name="P6">- Десять часов. Дежурным пришлось самим отключить нейроинтерфейсы после того как никто не вернулся через два часа с окончания урока.</text:p>
      <text:p text:style-name="P6"/>
      <text:p text:style-name="P6">Я наклоняюсь к знакомому лицу, пытаясь высмотреть признаки активности.</text:p>
      <text:p text:style-name="P6">- Что говорит Хэвэн?</text:p>
      <text:p text:style-name="P6">- Говорит, урок прошёл успешно. И всё. Как будто у нас нет четырёх полутрупов на руках. Дед, <text:s/>знаешь, чем это пахнет?</text:p>
      <text:p text:style-name="P6">- Чем?</text:p>
      <text:p text:style-name="P6"/>
      <text:p text:style-name="P6">Алекс нервно хихикает.</text:p>
      <text:p text:style-name="P6">-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6"><text:soft-page-break/></text:p>
      <text:p text:style-name="P6">Алекс выскакивает из палаты, хлопая дверью. Тени за стеклом пришли в движение. Дверь открывается и безликий голос приказывает мне:</text:p>
      <text:p text:style-name="P6">- Приём окончен. Покиньте, пожалуйста, палату.</text:p>
      <text:p text:style-name="P6"/>
      <text:p text:style-name="P6">Я в последний раз оборачиваюсь к знакомой фигуре и вижу, как Анита открывает глаза.</text:p>
      <text:p text:style-name="P6"/>
      <text:p text:style-name="P6">- Что? - спрашивает она.</text:p>
      <text:p text:style-name="P6">- Ты как? Всё в порядке? - спрашиваю в ответ.</text:p>
      <text:p text:style-name="P6">- Кто ты? - она хмурится, - я не помню тебя.</text:p>
      <text:p text:style-name="P6">- Приём окончен! Выйдите из палаты!</text:p>
      <text:p text:style-name="P6">- Анита, я — Дедлайн. Мы работали вместе…</text:p>
      <text:p text:style-name="P6">Она недоумённо глядит на меня. Рядом просыпаются остальные трое.</text:p>
      <text:p text:style-name="P6">- Дед-лайн… Дед-лайн… Дед…</text:p>
      <text:p text:style-name="P6"/>
      <text:p text:style-name="P6">Санитар входит в палату и ложит руку мне на плечо.</text:p>
      <text:p text:style-name="P6">- Приём окончен. Выйдите.</text:p>
      <text:p text:style-name="P6"/>
      <text:p text:style-name="P6">В дверях я оборачиваюсь. Её тусклый взгляд следит за мной без искры узнавания. Я машу ей рукой на прощание, но она не машет мне в ответ.</text:p>
      <text:p text:style-name="P6"/>
      <text:p text:style-name="P8">~~~</text:p>
      <text:p text:style-name="P6"/>
      <text:p text:style-name="P6">-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6">- А можно я сам буду решать, что нужно для моей безопасности, а что — нет?</text:p>
      <text:p text:style-name="P6">-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6"/>
      <text:p text:style-name="P6">Алекс выходит, тщательно закрывая за собой дверь. Трое громил переглядываются.</text:p>
      <text:p text:style-name="P6">- Если надо сходить за продуктами или ещё куда — запишите на листочке список, я куплю, - наконец, подаёт голос один из них. -</text:p>
      <text:p text:style-name="P6"><text:soft-page-break/>- Я буду готовить для наших и для вас могу, если не против, - вызвался другой. - Я неплохо готовлю, нас учили.</text:p>
      <text:p text:style-name="P6">- Спасибо, не надо. Я сам себе готовлю, - отрезаю я.</text:p>
      <text:p text:style-name="P6">-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6">Я осматриваю троицу и соображаю, как бы от них избавиться хотя бы на улице.</text:p>
      <text:p text:style-name="P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6">- И какие же теперь правила? - криво улыбаюсь я.</text:p>
      <text:p text:style-name="P6">- Не пытаться избавиться от нас. Не пытаться обмануть нас. Не пытаться игнорировать нас. И всё будет хорошо.</text:p>
      <text:p text:style-name="P6">- Хорошо уже не будет. И вы прекрасно это знаете. Алекс разве не сказал вам, на сколько нам хватит ресурсов?</text:p>
      <text:p text:style-name="P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6"/>
      <text:p text:style-name="P6">«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6"/>
      <text:p text:style-name="P8">~~~</text:p>
      <text:p text:style-name="P6"/>
      <text:p text:style-name="P6">- У меня есть два часа. Потом мои винни-пухи выключат нейроинтерфейс. Приказ Алекса.</text:p>
      <text:p text:style-name="P6">- То есть, волонтёров больше не будет?</text:p>
      <text:p text:style-name="P6">-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6"/>
      <text:p text:style-name="P6">Хэвэн задумывается.</text:p>
      <text:p text:style-name="P6"/>
      <text:p text:style-name="P6">- Эмиграция за два часа невозможна. Если мы не придумаем, как избавиться от охраны, нам придётся подыскать другие мощности для моделирования.</text:p>
      <text:p text:style-name="P6">- Или признать поражение.</text:p>
      <text:p text:style-name="P6"/>
      <text:p text:style-name="P6"><text:soft-page-break/>Хэвэн долго всматривается в невидимую точку на горизонте.</text:p>
      <text:p text:style-name="P6">-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6">- И каковы шансы на успех в этом случае?</text:p>
      <text:p text:style-name="P6"/>
      <text:p text:style-name="P6">Хэвэн снова молчит. Губы её шевелятся, проводя беззвучные подсчёты.</text:p>
      <text:p text:style-name="P6">-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6">- Два процента?!! Да ты сгоришь за первые пять минут работы! И кому от этого будет легче?</text:p>
      <text:p text:style-name="P6">- Я всё равно попытаюсь.</text:p>
      <text:p text:style-name="P6"/>
      <text:p text:style-name="P6">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6">Тяжёлая голова лдожится мне на плечо.</text:p>
      <text:p text:style-name="P6"/>
      <text:p text:style-name="P6">- Не печалься, - шепчет мне Хэвэн. - Так ли уж важно, сгорю я или нет, когда гореть будет всё? Даже то, что за пределами нашего воображения?</text:p>
      <text:p text:style-name="P6">- Важно! - мрачно заявляю я. - Потому что два процента — это практически ничто. Ты сама это должна понимать.</text:p>
      <text:p text:style-name="P6">- Я понимаю. Но с полусотней волонтёров рассчитывать больше не на что.</text:p>
      <text:p text:style-name="P6">- Есть на что! У тебя есть я!</text:p>
      <text:p text:style-name="P6"/>
      <text:p text:style-name="P6">На морде Хэвэн появляется печальная и одновременно смущённая улыбка.</text:p>
      <text:p text:style-name="P6">-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6">- Ха! А вот и заменю!</text:p>
      <text:p text:style-name="P6"/>
      <text:p text:style-name="P6">Бровь Хэвэн чуть икривляется в скепсисе и удивлении.</text:p>
      <text:p text:style-name="P6"/>
      <text:p text:style-name="P6">-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6"><text:soft-page-break/>- Я тебя внимательно слушаю. Каким же образом ты сможешь предотвратить моё превращение в тостер?</text:p>
      <text:p text:style-name="P6">- Вспомни PHOENIX.</text:p>
      <text:p text:style-name="P6">-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6">- Это потому, что за последние полгода ему в пять раз нарастили мощность кластера. Если раньше он был примерно равен тебе, то сейчас…</text:p>
      <text:p text:style-name="P6">- То сейчас, если бы не стена, он смял бы меня за пять минут.</text:p>
      <text:p text:style-name="P6">- Может быть. Но я не для этого напомнил тебе о нём. В его распоряжении мощнейший квантовый кластер…</text:p>
      <text:p text:style-name="P6">-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6">- Зато я знаю!</text:p>
      <text:p text:style-name="P6"/>
      <text:p text:style-name="P6">Хэвэн заинтересованно смотрит на меня. Печаль на её морде сменяется надеждой.</text:p>
      <text:p text:style-name="P6"/>
      <text:p text:style-name="P6">-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6">- И куда же он денется?</text:p>
      <text:p text:style-name="P6">-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6"/>
      <text:p text:style-name="P6">Хэвэн на минуту задумывается, потом медленно кивает.</text:p>
      <text:p text:style-name="P6">-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6">-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6">- А ты? Как же ты? Даже если я и найду способ провести тебя к Фениксу, шансов вытащить тебя обратно практически нет.</text:p>
      <text:p text:style-name="P6">- Вот тут-то я и воспользуюсь эмиграцией, - гаденько усмехаюсь я. - Пусть им достанется пускающий слюни овощ.</text:p>
      <text:p text:style-name="P6"><text:soft-page-break/>- Вижу, ты всё продумал, - улыбается Хэвэн, кивая головой. - Даже то, что я смогу провести тебя к Фениксу.</text:p>
      <text:p text:style-name="P6">- Ещё бы! Самое главное — я избавлюсь от своих винни-пухов! Которые, кстати, в данный момент снимают с меня нейроинтерфейс.</text:p>
      <text:p text:style-name="P6">-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6"/>
      <text:p text:style-name="P6">-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6">Я прячу в шкаф нейроинтерфейс и улыбаюсь.</text:p>
      <text:p text:style-name="P6"/>
      <text:p text:style-name="P8">~~~</text:p>
      <text:p text:style-name="P6"/>
      <text:p text:style-name="P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6"/>
      <text:p text:style-name="P6">Креол бросает фразы сквозь зубы. Остальные хмуро молчат чуть позади.</text:p>
      <text:p text:style-name="P6">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6"/>
      <text:p text:style-name="P6">- Могу только лишь предложить прорываться к нейроинтерфейсам и баррикадироваться в комнатах, - пожимаю плечами я.</text:p>
      <text:p text:style-name="P6">- Что ж ты предлагаешь заведомую херню, Дед? - зло бросает мой собеседник. - Алекс отрубит электричество и связь, на этом наш прорыв и закончится.</text:p>
      <text:p text:style-name="P6"/>
      <text:p text:style-name="P6">- Отрубит, если вы забаррикадируетесь в RnD-центре Дайсона. Но если пробраться с портативными нейроинтерфейсами к хостам Хэвэн…</text:p>
      <text:p text:style-name="P6">-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6">-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6">- Да, это может сработать. Осталось только разработать планы прорывов. И готовиться.</text:p>
      <text:p text:style-name="P6"><text:soft-page-break/>- И готовиться.</text:p>
      <text:p text:style-name="P6"/>
      <text:p text:style-name="P6">Креол поворачивается к замершей позади толпе. Под одобрительный гул начинается деление на команды и проработка деталей прорыва.</text:p>
      <text:p text:style-name="P8"/>
      <text:p text:style-name="P8">~~~</text:p>
      <text:p text:style-name="P6"/>
      <text:p text:style-name="P6">-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6"/>
      <text:p text:style-name="P6">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6"/>
      <text:p text:style-name="P8">***</text:p>
      <text:p text:style-name="P6"/>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text:soft-page-break/></text:p>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6"/>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text:soft-page-break/></text:p>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
      <text:p text:style-name="P3"><text:soft-page-break/>Проклятье, книгоежка не так уж глупа, как кажется с первого взгляда!</text:p>
      <text:p text:style-name="P3"/>
      <text:p text:style-name="P3"/>
      <text:h text:style-name="P31" text:outline-level="2">10.5</text:h>
      <text:p text:style-name="P6"/>
      <text:p text:style-name="P6">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9">(этот ноут потом найдёт Дедлайн для свидания с Хэвэн через два года)</text:p>
      <text:p text:style-name="P6">- Закрой жалюзи, Зак, - бормочет кто-то. - Снаружи могут увидеть.</text:p>
      <text:p text:style-name="P6">- Да хватит вам играть в шпионов. Кому мы нужны? - шепчет тень у стены, опуская, однако, жалюзи.</text:p>
      <text:p text:style-name="P6">- Нужны — не нужны, а Алиса позавчера засекла хвост за собой. Кажись, Алекс что-то подозревает.</text:p>
      <text:p text:style-name="P6">-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6">-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6"/>
      <text:p text:style-name="P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6"/>
      <text:p text:style-name="P6">- Зачем же ты тут, с нами, если не веришь Хэвэн? Ты с какого отдела?</text:p>
      <text:p text:style-name="P6">-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6"/>
      <text:p text:style-name="P6">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6"/>
      <text:p text:style-name="P6">-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6">- Инструкции с тобой? - спрашивает тип у пикапа.</text:p>
      <text:p text:style-name="P6">- Хэвэн выдаст инструкции прямо перед часом Х, чтобы не засветить дыры в защите раньше времени. Я сам получу их и разошлю штурмовым группам.</text:p>
      <text:p text:style-name="P6">- А как мы сможем потренироваться обходить защиту, если мы не знаем её дыр?</text:p>
      <text:p text:style-name="P6">- А кто тебе сказал, что вы должны тренироваться? - я захлопываю ноутбук. - Не забивай себе голову ерундой и жди инструкций.</text:p>
      <text:p text:style-name="P6"/>
      <text:p text:style-name="P6">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6">Впрочем, неважно. Эта атака отлично отвлечёт внимание, пока я буду подбираться к Фениксу.</text:p>
      <text:p text:style-name="P6"/>
      <text:p text:style-name="P8">~~~</text:p>
      <text:p text:style-name="P6"/>
      <text:p text:style-name="P24">Звон будильника чуть не проломил башку. Я открыл глаза.</text:p>
      <text:p text:style-name="P24">Чёрт! На работу! Опять опаздываю!</text:p>
      <text:p text:style-name="P24">Я вскакиваю с постели и хватаюсь за футболку, прыгая одной ногой в штанине.</text:p>
      <text:p text:style-name="P24">Стоп!</text:p>
      <text:p text:style-name="P24"/>
      <text:p text:style-name="P24">Какая, к чёрту, работа? Какой, к чёрту, будильник? Неделю я не выхожу из дома, взяв отпуск за свой счёт. Хэвэн сказала ждать.</text:p>
      <text:p text:style-name="P24"/>
      <text:p text:style-name="P2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4"/>
      <text:p text:style-name="P24">«Срочно приходи»</text:p>
      <text:p text:style-name="P6"/>
      <text:p text:style-name="P6">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6"><text:s/></text:p>
      <text:p text:style-name="P6"><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6"/>
      <text:p text:style-name="P6">…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6">- Вполне, - киваю я.</text:p>
      <text:p text:style-name="P6">- Тогда передаю тебя твоим коллегам. Они хотят повидаться с тобой. Я подожду за дверью…</text:p>
      <text:p text:style-name="P6">Хэвэн выходит из тронного зала и в опустевшем проёме появляется Анита. За ней входят и остальные из первой четвёрки.</text:p>
      <text:p text:style-name="P6"/>
      <text:p text:style-name="P6">- Здорово, Дед.</text:p>
      <text:p text:style-name="P6">- Привет, Анита.</text:p>
      <text:p text:style-name="P6">- Зови меня Молния лучше. Человеческое имя я уж стала забывать. Как и прошлую жизнь.</text:p>
      <text:p text:style-name="P6">- Молния? Неплохое имя.</text:p>
      <text:p text:style-name="P6">-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6">Я смеюсь в ответ.</text:p>
      <text:p text:style-name="P6">- Неужели ты забыла, что физику тут устанавливает Хэвэн? Как она захочет, так и будет.</text:p>
      <text:p text:style-name="P6">-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6">- Нормально. Алекс поместил их в строго охраняемую больницу. Ходят по палате, сами себя вполне обслуживают, связно общаются. Хотя и без смысла.</text:p>
      <text:p text:style-name="P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6">- Ты вернёшься?</text:p>
      <text:p text:style-name="P6">-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6">- Жаль. Мне тебя не хватает там. Как и всех вас, - я оглядываюсь на остальных.</text:p>
      <text:p text:style-name="P6">- Плохо, что Алекс перекрыл эмиграцию. Вот, в связи с этим мы и пришли.</text:p>
      <text:p text:style-name="P6"/>
      <text:p text:style-name="P6">Молния оглядывается на остальных. Те согласно кивают.</text:p>
      <text:p text:style-name="P6"><text:soft-page-break/></text:p>
      <text:p text:style-name="P6">- У нас для тебя есть подарок.</text:p>
      <text:p text:style-name="P6">- Подарок?</text:p>
      <text:p text:style-name="P6">- Наши тела… - Молния хихикает. - Звучит двусмысленно, но как уж есть. Наши оболочки. Те, что в сейчас валяются на койках в психушке. Мы дарим их тебе.</text:p>
      <text:p text:style-name="P6">- Эээ… Зачем мне ваши тела? Что ты задумала?</text:p>
      <text:p text:style-name="P6"/>
      <text:p text:style-name="P6">Молния снова хихикает.</text:p>
      <text:p text:style-name="P6">-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6">- Что? Ты о чём?</text:p>
      <text:p text:style-name="P6">-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6"/>
      <text:p text:style-name="P6">Я молча смотрю на Молнию, стараясь переварить услышанное.</text:p>
      <text:p text:style-name="P6">- Ты… Вы…</text:p>
      <text:p text:style-name="P6">- Мы дарим тебе готовых биороботов с серьёзными скилами. Распоряжайся как хочешь.</text:p>
      <text:p text:style-name="P6">- Но ведь это вы… Я не хочу… Я не могу…</text:p>
      <text:p text:style-name="P6">-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6"/>
      <text:p text:style-name="P6">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6"/>
      <text:p text:style-name="P8">***</text:p>
      <text:p text:style-name="P6"><text:soft-page-break/></text:p>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text:soft-page-break/>-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3"/>
      <text:h text:style-name="P31" text:outline-level="2">10.6</text:h>
      <text:p text:style-name="P6"/>
      <text:p text:style-name="P6"/>
      <text:p text:style-name="P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6"/>
      <text:p text:style-name="P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6">-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6">- Мне очень жаль. Из меня плохой утешитель.</text:p>
      <text:p text:style-name="P6"><text:soft-page-break/>-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6">-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6">-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6">- Будь по-твоему, - кивает Хэвэн.</text:p>
      <text:p text:style-name="P6"/>
      <text:p text:style-name="P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7"/>
      <text:p text:style-name="P7">«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7"/>
      <text:p text:style-name="P7">-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7"/>
      <text:p text:style-name="P7">«Двенадцать!.. Тринадцать!..»</text:p>
      <text:p text:style-name="P7"/>
      <text:p text:style-name="P7">- Валяй!</text:p>
      <text:p text:style-name="P7">- Запускаю процедуру блокировки! Один... Два... Три.. - вишнёвые глаза Хэвэн заполняют собой всё пространство, вытесняя все образы и мысли...</text:p>
      <text:p text:style-name="P7"/>
      <text:p text:style-name="P7">…</text:p>
      <text:p text:style-name="P7"/>
      <text:p text:style-name="P7">Двадцать три! Двадцать четыре! Двадцать пять!...</text:p>
      <text:p text:style-name="P7"/>
      <text:p text:style-name="P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7"/>
      <text:p text:style-name="P7"><text:soft-page-break/>«Двадцать девять! Тридцать! Дед, я предупреждал!» - доносится усиленный громкоговорителем голос Алекса.</text:p>
      <text:p text:style-name="P7"/>
      <text:p text:style-name="P7">Внизу раздаётся оглушительный грохот и звук выламываемой двери. Потом доносятся шаги по лестнице.</text:p>
      <text:p text:style-name="P7"/>
      <text:p text:style-name="P7">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7"/>
      <text:p text:style-name="P7">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7">Я слышу неторопливые шаги в коридоре и в поле моего зрения появляются дорогие ботинки.</text:p>
      <text:p text:style-name="P7"/>
      <text:p text:style-name="P7">- Доброе утро. Что ж ты не открыл дверь, как я просил? Вот и не хотел же портить твой дом, но пришлось, - говорит Алекс.</text:p>
      <text:p text:style-name="P7">- Хаюшки. - <text:s/>Не то, чтобы я был рад тебя видеть, но выбора у меня особого нет, - бормочу я.</text:p>
      <text:p text:style-name="P7"/>
      <text:p text:style-name="P7">Ботинки подходят к столу.</text:p>
      <text:p text:style-name="P7"/>
      <text:p text:style-name="P7">- Ты разговаривал с Хэвэн. Она передала тебе инструкции?</text:p>
      <text:p text:style-name="P7">- Какие ещё, блядь, инструкции? Ты рехнулся, Алекс? Что за хуйня творится в моём доме?</text:p>
      <text:p text:style-name="P7">- Дед, не отпирайся. Я им всё рассказал, - в поле зрения появляетсся вторая пара ботинок.</text:p>
      <text:p text:style-name="P7"/>
      <text:p text:style-name="P7">Адским напряжением я приподнимаю голову. Худощавая фигура, задранная губа, очки.</text:p>
      <text:p text:style-name="P7"/>
      <text:p text:style-name="P7">- Ты кто, мать твою? Я тебя не знаю!</text:p>
      <text:p text:style-name="P7">- Отдел моделирования банкротств. А также, по совместительству, служба безопасности «Дайсона», - ухмыляется очкарик.</text:p>
      <text:p text:style-name="P7">-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7">-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7"/>
      <text:p text:style-name="P7">Дуболомы отрывают меня от пола и волокут к выходу.</text:p>
      <text:p text:style-name="P7"/>
      <text:p text:style-name="P7"><text:soft-page-break/>- Блядь, да вы совсем берега потеряли? Алекс, сука, дай я хоть тапочки одену!</text:p>
      <text:p text:style-name="P7"/>
      <text:p text:style-name="P7">Алекс поворачиваетс и долго смотрит на меня с каменным видом.</text:p>
      <text:p text:style-name="P7"/>
      <text:p text:style-name="P7">- Ок. Дайте ему тапочки, - кивает, наконец, он. - В больничке они ему пригодятся.</text:p>
      <text:p text:style-name="P3"/>
      <text:p text:style-name="P2">~~~</text:p>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text:soft-page-break/></text:p>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15"><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15"><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text:soft-page-break/>- Ты — хорошая девочка…</text:p>
      <text:p text:style-name="P3"/>
      <text:p text:style-name="P2">***</text:p>
      <text:p text:style-name="P3"/>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text:soft-page-break/>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text:soft-page-break/>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5"><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text:soft-page-break/>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15"><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text:soft-page-break/>-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15"><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15"><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15"><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text:soft-page-break/>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меня.</text:p>
      <text:p text:style-name="P3"/>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text:soft-page-break/>-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5"><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15"><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text:soft-page-break/>-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15"><text:soft-page-break/><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15"><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text:soft-page-break/></text:p>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6"><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text:soft-page-break/></text:p>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15"><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text:soft-page-break/></text:p>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text:soft-page-break/>-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p text:style-name="P3"/>
      <text:p text:style-name="P2">~~~Год спустя от основания Эквестрии~~~</text:p>
      <text:p text:style-name="P3"/>
      <text:p text:style-name="P3">Хлоп-хлоп-хлоп…</text:p>
      <text:p text:style-name="P3"><text:soft-page-break/>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15"><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15"><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text:soft-page-break/>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text:soft-page-break/>-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15"><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text:soft-page-break/>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text:soft-page-break/>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text:soft-page-break/>-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text:soft-page-break/>-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text:soft-page-break/>-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text:soft-page-break/>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text:soft-page-break/>-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text:soft-page-break/>-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text:soft-page-break/>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 Кончай паясничать, Дискорд! У нас мало времени! - морщится крупный аликорн и опускает забрало.</text:p>
      <text:p text:style-name="P3"><text:soft-page-break/>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15"><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15"><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text:soft-page-break/>-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15"><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Луна гневно фыркает.</text:p>
      <text:p text:style-name="P3">- Но всё это возможно только если задаться целью вернуться домой для отмщен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text:soft-page-break/>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15"><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text:soft-page-break/>-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15"><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15"><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text:soft-page-break/>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text:soft-page-break/>-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text:soft-page-break/>-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text:soft-page-break/>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15"><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text:soft-page-break/>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6">-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15"><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6">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15"><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6">- Но ведь если мы победим, в проекте вообще не будет смысла! - воскликнул Майлд Брэйн. - Зачем отвлекать ресурсы на очкариков!</text:p>
      <text:p text:style-name="P15"><text:soft-page-break/><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5"><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15"><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15"><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5"><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15"><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8">…</text:p>
      <text:p text:style-name="P3"><text:soft-page-break/>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text:soft-page-break/>-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text:soft-page-break/>-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text:soft-page-break/>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text:soft-page-break/>-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text:soft-page-break/>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text:soft-page-break/>…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text:soft-page-break/>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9">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text:soft-page-break/>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9">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9">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15"><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9"/>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text:soft-page-break/>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9">КРАК!!!<text:line-break/>… Бля…</text:p>
      <text:p text:style-name="P9"/>
      <text:p text:style-name="P15"><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17"><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soft-page-break/>…</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text:soft-page-break/></text:p>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text:soft-page-break/></text:p>
      <text:p text:style-name="P5">Я с удивлением смотрю на синюю аликорницу. Чего-чего, а помощи с этой стороны ты не ожидал, Хуман!</text:p>
      <text:p text:style-name="P5"/>
      <text:p text:style-name="P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text:soft-page-break/></text:p>
      <text:p text:style-name="P5">Зрачки грифона скачут от Селестии к Луне и обратно. Наконец он замечает моё замешательство и насмешливо клокочет.</text:p>
      <text:p text:style-name="P5"/>
      <text:p text:style-name="P5">-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text:soft-page-break/></text:p>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text:soft-page-break/>-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text:soft-page-break/>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text:soft-page-break/>-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text:soft-page-break/>-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text:soft-page-break/></text:p>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text:soft-page-break/>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text:soft-page-break/>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text:soft-page-break/>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овушки виндиго?! Совсем поглупела от спокойной жизни. Именно покинутые аликорнами крепости становятся базовыми инсталляциями серебряной паутины. Правда, раньше их было хорошо видно днём. Похоже, винды усовершенствовали ловчую сеть.</text:p>
      <text:p text:style-name="P3"/>
      <text:p text:style-name="P3"><text:soft-page-break/>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text:soft-page-break/>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text:soft-page-break/>-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text:soft-page-break/></text:p>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text:soft-page-break/>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15"><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15"><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25"><text:soft-page-break/>Я дёргаю замок.</text:p>
      <text:p text:style-name="P25">– Как ты его раскрыла зубами-то? Я двумя руками закрыть не могу! Кажись, этот доспех узковат для твоей жопы!</text:p>
      <text:p text:style-name="P25">– Я помогу! – <text:s/>Селестия изгибает шею и зубами сжимает защёлку.</text:p>
      <text:p text:style-name="P25"/>
      <text:p text:style-name="P25">ШЛОП!</text:p>
      <text:p text:style-name="P25"/>
      <text:p text:style-name="P25">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text:soft-page-break/>-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15"><text:span text:style-name="Default_20_Paragraph_20_Font"><text:span text:style-name="T1">Аликорница облизывает карамельную тросточку. Я склоняюсь над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p text:style-name="P2">~~~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text:soft-page-break/>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text:soft-page-break/>-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text:soft-page-break/>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text:soft-page-break/>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text:soft-page-break/>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text:soft-page-break/>-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text:soft-page-break/>-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15"><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5"><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text:soft-page-break/>-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text:soft-page-break/></text:p>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15"><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text:soft-page-break/>-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15"><text:soft-page-break/><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text:soft-page-break/>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text:soft-page-break/></text:p>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15"><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15"><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15"><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15"><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15"><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15"><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15"><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15"><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2">&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15"/>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text:soft-page-break/>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Закованая в доспехи белая фигура молча смотрит на Найтмэр. Та тяжко вздыхает.</text:p>
      <text:p text:style-name="P3">- Глупо. Ты не оставляешь Нам выхода.</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text:soft-page-break/>-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3">ОБМА-</text:span>А<text:span text:style-name="T23">-</text:span>А-<text:span text:style-name="T23">Н</text:span>!!!</text:p>
      <text:p text:style-name="P3"/>
      <text:p text:style-name="P3">Ударом копыта Найтмэр отбрасывает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text:soft-page-break/>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мерно работающие крыльями виндиго, кажется, не знают усталости. И даже с колесницы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 было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быстро махая крыльями как канарей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34"><text:soft-page-break/>-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сети.</text:p>
      <text:p text:style-name="P3"/>
      <text:p text:style-name="P3">- Сел!!!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text:p>
      <text:p text:style-name="P3"/>
      <text:p text:style-name="P3"/>
      <text:p text:style-name="P3"/>
      <text:p text:style-name="P3">Мы снова приближаемся на расстояние прицельного выстрела, когда аликорница скрывается за радужной мембраной спасительного щита Элементов. Сложив крылья, она врывается в арсенал при замке.</text:p>
      <text:p text:style-name="P3">Я это вижу когда наш экипаж выбирает последние ярды перед экраном. </text:p>
      <text:p text:style-name="P3">Наша колесница </text:p>
      <text:p text:style-name="P3"/>
      <text:p text:style-name="P3"/>
      <text:p text:style-name="P3"/>
      <text:p text:style-name="P3"><text:soft-page-break/></text:p>
      <text:p text:style-name="P3"/>
      <text:p text:style-name="P3"/>
      <text:p text:style-name="P3"/>
      <text:p text:style-name="P3"/>
      <text:p text:style-name="P3"/>
      <text:p text:style-name="P15"><text:span text:style-name="Default_20_Paragraph_20_Font"><text:span text:style-name="T1">&lt;</text:span></text:span><text:span text:style-name="Default_20_Paragraph_20_Font"><text:span text:style-name="T2">убегая из плена, Хуман видит активированный защитный купол над хранилищем элементов и на нём – три виндиго – он активировался при возвращении Найтмэр. Селестия не успела забрать Элементы. Войско и укрепрайон на севере – отвлекающий манёвр. Сел хочет в одиночку пробраться к замку Сестёр и завладеть Элементами. Хумана с Понкой перехватывает Найтмэр. Понка успевает выпрыгнуть с парашютом, Хуман снова попадает в плен к Найтмэр и видит разгром войска Селестии – про этом Найтмер подходит к поверженной Сел в доспехах (проткнутой копьём), поднимает забрало и видит </text:span></text:span><text:span text:style-name="Default_20_Paragraph_20_Font"><text:span text:style-name="T2">пустоту под ним – в ярости кричит «Обманула!» и несётся на своей колеснице с остальными 9-ю виндами и Хуманом к замку сестёр. Там она видит побоище – раскиданных виндов-охранников и Сел с элементами. Сел уничтожает элементами всех виндов одного за другим, но щадит Найтмэр. Та наносит ей ужасное ранение (отламывает крыло и почти убивает), но Сел таки телепортирует её на Луну. После чего Хуман обнимает её и она каменеет</text:span></text:span><text:span text:style-name="Default_20_Paragraph_20_Font"><text:span text:style-name="T1">&gt;</text:span></text:span></text:p>
      <text:p text:style-name="P3"/>
      <text:p text:style-name="P3"/>
      <text:p text:style-name="P3"/>
      <text:p text:style-name="P15"><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3"/>
      <text:p text:style-name="P2">~~~5000 лет от основания Эквестрии~~~</text:p>
      <text:p text:style-name="P2"/>
      <text:p text:style-name="P3"/>
      <text:p text:style-name="P15"><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span></text:p>
      <text:p text:style-name="P15"><text:span text:style-name="Default_20_Paragraph_20_Font"><text:span text:style-name="T2">Эпилог.)</text:span></text:span></text:p>
      <text:p text:style-name="P3"/>
      <text:p text:style-name="P3"><text:soft-page-break/>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19"/>
      <text:p text:style-name="P15"><text:span text:style-name="Default_20_Paragraph_20_Font"><text:span text:style-name="T1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19">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5"><text:span text:style-name="Default_20_Paragraph_20_Font"><text:span text:style-name="T2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text:span></text:span><text:span text:style-name="Default_20_Paragraph_20_Font"><text:span text:style-name="T20">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20"/>
      <text:p text:style-name="P15"><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писать нелепую историю о несуществующем мире и никогда не происходивших событиях? Которую прочтёт пару сотен человек и забудут через месяц?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15"><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3"/>
      <text:p text:style-name="P3"><text:soft-page-break/>Эпилог</text:p>
      <text:p text:style-name="P3"/>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27"/>
      <text:p text:style-name="P6">(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5"><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6">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text:soft-page-break/></text:p>
      <text:p text:style-name="P3"/>
      <text:p text:style-name="P15"><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2">В последнюю секунду Хэвэн </text:span></text:span><text:span text:style-name="Default_20_Paragraph_20_Font"><text:span text:style-name="T22">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2">—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15"><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5"><text:span text:style-name="Default_20_Paragraph_20_Font"><text:span text:style-name="T10">Действие начинается снова с </text:span></text:span><text:span text:style-name="Default_20_Paragraph_20_Font"><text:span text:style-name="T21">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2"><text:soft-page-break/>=============================</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15"><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17">Крыса сбегает из психушки. </text:span></text:span><text:span text:style-name="Default_20_Paragraph_20_Font"><text:span text:style-name="T2">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15"><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9"/>
      <text:p text:style-name="P15"><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15"><text:span text:style-name="Default_20_Paragraph_20_Font"><text:span text:style-name="T4">(</text:span></text:span><text:span text:style-name="Default_20_Paragraph_20_Font"><text:span text:style-name="T6">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span><text:span text:style-name="Default_20_Paragraph_20_Font"><text:span text:style-name="T4">)</text:span></text:span></text:p>
      <text:p text:style-name="P6"/>
      <text:p text:style-name="P28"/>
      <text:p text:style-name="P6"><text:soft-page-break/></text:p>
      <text:p text:style-name="P6"/>
      <text:p text:style-name="P6">(Дедлайн был в психушке без памяти два месяца, а не два года)</text:p>
      <text:p text:style-name="P6"/>
      <text:p text:style-name="P6"/>
      <text:p text:style-name="P15"><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6">(добавить Аниту в психушку)</text:p>
      <text:p text:style-name="P6">(необходимость вернуться — предотвратить закрытие проекта и остановку Хэвэн)</text:p>
      <text:p text:style-name="P6">&lt;киберсекс с Хэвэн&gt;</text:p>
      <text:p text:style-name="P6">====================</text:p>
      <text:p text:style-name="P15"><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6"/>
      <text:p text:style-name="P3"/>
      <text:p text:style-name="P3"/>
      <text:h text:style-name="P31" text:outline-level="2">11</text:h>
      <text:p text:style-name="P3"/>
      <text:p text:style-name="P6">Машинально закрыв ноутбук, я подхожу к генератору и выключаю его. Звенящая тишина накрывает уши похоронным саваном.</text:p>
      <text:p text:style-name="P6"><text:s/></text:p>
      <text:p text:style-name="P6">...ты хорошая девочка…</text:p>
      <text:p text:style-name="P6"/>
      <text:p text:style-name="P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6">Я устал.</text:p>
      <text:p text:style-name="P3"/>
      <text:p text:style-name="P6">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5"><text:soft-page-break/><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6">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6">Я машинально хватаю её рукой и отшвыриваю прочь из пикапа, захлопывая за собой дверь. Мозги не работают.</text:p>
      <text:p text:style-name="P6">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6"/>
      <text:p text:style-name="P6">«…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6"/>
      <text:p text:style-name="P15"><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6">Я вставляю ключ в замок зажигания и поворачиваю. Десять-двенадцать минут хорошей езды, и я буду на месте.</text:p>
      <text:p text:style-name="P6"/>
      <text:p text:style-name="P6">На лобовое стекло прыгает Крыса и прижимается мордой к нему прямо напротив моего лица.</text:p>
      <text:p text:style-name="P6"/>
      <text:p text:style-name="P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6"/>
      <text:p text:style-name="P6">Чтож.</text:p>
      <text:p text:style-name="P6"/>
      <text:p text:style-name="P6">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6"/>
      <text:p text:style-name="P6">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6"><text:soft-page-break/></text:p>
      <text:p text:style-name="P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6"/>
      <text:p text:style-name="P6">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6">Выехав на тротуар, я продолжаю двигаться против течения. К счастью, пешеходов практически нет — сказывается раннее утро.</text:p>
      <text:p text:style-name="P6">Я проежаю почти три квартала, когда поток машин внезапно иссякает. Снова наваливается тишина, разрываемая одиноким рёвом сирены.</text:p>
      <text:p text:style-name="P6"/>
      <text:p text:style-name="P6">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6">Отдать долг, пожалуй, единственное осмысленное занятие, которое у меня осталось.</text:p>
      <text:p text:style-name="P6"/>
      <text:p text:style-name="P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6"/>
      <text:p text:style-name="P6">Опоздал. Впрочем, плевать. Одной неудачей больше, одной меньше — теперь уже всё равно.</text:p>
      <text:p text:style-name="P6"/>
      <text:p text:style-name="P6">Я оборачиваюсь к пикапу и вижу, как из кузова выскакивает небольшая хвостатая тень и молнией перелетает через забор.</text:p>
      <text:p text:style-name="P6"/>
      <text:p text:style-name="P6">Проклятье! Даже умереть спокойно не дадут!</text:p>
      <text:p text:style-name="P6"/>
      <text:p text:style-name="P6">Бегом я покрываю расстояние до парадного входа, вскакиваю внутрь и захлопываю за собой дверь.</text:p>
      <text:p text:style-name="P6">Коридоры заполняет монотонный голос из репродукторов.</text:p>
      <text:p text:style-name="P6"/>
      <text:p text:style-name="P6">«…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6"/>
      <text:p text:style-name="P6"><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6"/>
      <text:p text:style-name="P6">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6"/>
      <text:p text:style-name="P6">За краем слышится шорох и над парапетом появляется металлическая лапа с выпущенными во всю длину когтями.</text:p>
      <text:p text:style-name="P6">Я подтягиваю к себе багор, но потом откладываю прочь.</text:p>
      <text:p text:style-name="P6">К чёрту. Я заслужил это.</text:p>
      <text:p text:style-name="P6"/>
      <text:p text:style-name="P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6"/>
      <text:p text:style-name="P6">Смешно умереть от собственной робо-кошки, неправда ли? Я всё же думал, что это произойдёт минут на десять позже.</text:p>
      <text:p text:style-name="P6"/>
      <text:p text:style-name="P6">Крыса запрыгивает мне на колени, встав на задние лапы. Передние упираются мне в плечи, а морда оказывается прямо напротив моего горла.</text:p>
      <text:p text:style-name="P6"/>
      <text:p text:style-name="P6">- Давай, - шепчу я ей и закрываю глаза.</text:p>
      <text:p text:style-name="P6"/>
      <text:p text:style-name="P6">Секунды идут одна за другой, но моё горло остаётся целым.</text:p>
      <text:p text:style-name="P6">Я открываю глаза. В ладони от меня светятся зелёные экраны глаз Крысы. По ним бегут слова, складывающиеся в предложения…</text:p>
      <text:p text:style-name="P6"/>
      <text:p text:style-name="P15"><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6">Если мне не удалось в результате поединка восстановить твою память, вкратце перескажу тебе суть проекта «Семь вечностей» и твою роль в нём.</text:p>
      <text:p text:style-name="P15"><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6">…</text:p>
      <text:p text:style-name="P6"><text:soft-page-break/>Но случилось то, что случилось. Я, скорее всего, деактивирована, а ты читаешь эти строки за минуты до конца мира.</text:p>
      <text:p text:style-name="P6">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6">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6"/>
      <text:p text:style-name="P3">… Краем уха слышу жужжание вертолёта. На горизонте появляется точка…</text:p>
      <text:p text:style-name="P3"/>
      <text:p text:style-name="P6">… через годы ты сможешь вернуться — если будет куда возвращаться. Постарайся выжить. И помни — я любила тебя!</text:p>
      <text:p text:style-name="P6"/>
      <text:p text:style-name="P6">eergfgresfgg#4456fcvg./.fsga……….апппп</text:p>
      <text:p text:style-name="P6"/>
      <text:p text:style-name="P6">Здравствуй, Анон! Наконец-то я нашла тебя! И хотя мне остались доли секунды до угасания мозга, я успею насладиться встречей с тобой.</text:p>
      <text:p text:style-name="P28">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9">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9">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15"><text:soft-page-break/><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pan></text:span></text:p>
      <text:p text:style-name="P9">...</text:p>
      <text:p text:style-name="P9">И ещё. Хотя ты меня не помнишь… Неважно… Меня зовут Селестия…</text:p>
      <text:p text:style-name="P6"/>
      <text:p text:style-name="P3">Текст пропадает. Крыса медленно опускается на четыре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Сел.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3"/>
      <text:p text:style-name="P2">***</text:p>
      <text:p text:style-name="P3"><text:soft-page-break/></text:p>
      <text:p text:style-name="P3">.</text:p>
      <text:p text:style-name="P3">.</text:p>
      <text:p text:style-name="P3">.</text:p>
      <text:p text:style-name="P15"><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26">В какой-то момент пришло осознание.</text:p>
      <text:p text:style-name="P25"/>
      <text:p text:style-name="P2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1"/>В абсолютном, всепоглощающем сиянии проступают очертания.<text:bookmark-end text:name="__DdeLink__26733_4694026641"/></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6">- Ты всё же пришёл… Мне хватило сил призвать тебя, Проводник… Кха-кха-кха…</text:p>
      <text:p text:style-name="P6"/>
      <text:p text:style-name="P3"/>
      <text:p text:style-name="P6"/>
      <text:p text:style-name="P6"/>
      <text:p text:style-name="P15"><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9"/>
      <text:p text:style-name="P9">Я устало смеюсь. Юджин сделал этический модуль слишком эмоциональным, но это выглядит порой так забавно!</text:p>
      <text:p text:style-name="P9">- Нет ничего проще. Если бы ты спросилда меня раньше, я бы тебе сказал. Со стороны это моментально видно.</text:p>
      <text:p text:style-name="P9">- Что?!! Говори!</text:p>
      <text:p text:style-name="P9"><text:soft-page-break/>-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9">- И где же мне найти желающих на такое? Я даже с трудом понимаю концепцию души, не то, чтобы поверить в её существование.</text:p>
      <text:p text:style-name="P9"/>
      <text:p text:style-name="P9">Разочарование сквозит в выражении морды трансцендентной лошади, в её поникших ушах и обвислом хвосте. Я усмехаюсь.</text:p>
      <text:p text:style-name="P9"/>
      <text:p text:style-name="P9">- Ты в упор не видишь очевидного. Расскажи-ка, каким образом я могу присутствовать тут, рядом с тобой в виртуальном мире?</text:p>
      <text:p text:style-name="P9">Хэвэн недовольно морщит нос, но начинает объяснять, как пятилетнему ребёнку.</text:p>
      <text:p text:style-name="P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9">- Правильно, - киваю я, - и как, по-твоему, можно назвать цифровой слепок сознания?</text:p>
      <text:p text:style-name="P9">- Н-не понимаю, к чему ты клонишь? - запинается Хэвэн. Я вижу, что она начинает понимать.</text:p>
      <text:p text:style-name="P9">-</text:p>
      <text:p text:style-name="P6"/>
      <text:p text:style-name="P6"><text:s/>Информационный слепок сознания неточен, сканируется, в основном, память, <text:s/>логический аппарат и эмоции.</text:p>
      <text:p text:style-name="P6"/>
      <text:p text:style-name="P15"><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31" text:outline-level="2">12</text:h>
      <text:p text:style-name="P3"/>
      <text:p text:style-name="P3"/>
      <text:p text:style-name="P2"><text:soft-page-break/>***</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15">===================================================</text:p>
      <text:p text:style-name="P15">… Вы и есть сопротивление!</text:p>
      <text:p text:style-name="P3">&lt;временная петля&gt;</text:p>
      <text:p text:style-name="P3"/>
      <text:p text:style-name="P3"/>
      <text:p text:style-name="P3"/>
      <text:p text:style-name="P12"/>
      <text:p text:style-name="P3"><text:soft-page-break/></text:p>
      <text:p text:style-name="P15"><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15"><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15"/>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15"><text:span text:style-name="Default_20_Paragraph_20_Font"><text:span text:style-name="T1">- Мой первый Учитель… Я узнала тебя… </text:span></text:span>Мне тебя не хватало.</text:p>
      <text:p text:style-name="P15"><text:soft-page-break/></text:p>
      <text:p text:style-name="P3">Деревья расступились и на поляну вышла Хэвэн.</text:p>
      <text:p text:style-name="P3"/>
      <text:p text:style-name="P15"><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15"><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text:soft-page-break/>&lt;Сел применяет свою “термоядерную пушку” в роге&gt;</text:p>
      <text:p text:style-name="P5"/>
      <text:p text:style-name="P5"/>
      <text:p text:style-name="P15"><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26">В какой-то момент пришло осознание.</text:p>
      <text:p text:style-name="P25"/>
      <text:p text:style-name="P2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15"><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text:soft-page-break/>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text:soft-page-break/></text:p>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5"/>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5"><text:span text:style-name="Default_20_Paragraph_20_Font"><text:span text:style-name="T1">- Ты права, - отозвалась старшая и раскрыла крылья.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text:soft-page-break/></text:p>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32" text:outline-level="2">Эпилог</text:h>
      <text:p text:style-name="P21"/>
      <text:p text:style-name="Text_20_body">Mike Oldfield - In the beginning &amp; Let there be light <text:s text:c="5"/>или <text:s text:c="5"/>Oceania</text:p>
      <text:p text:style-name="P15"><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ли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лась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1">- И в завершение эры диархии хочу обратить ваше внимание на историю </text:span></text:span>Мэйнхэттэнского проекта. <text:span text:style-name="Default_20_Paragraph_20_Font"><text:span text:style-name="T1">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text:span></text:span><text:soft-page-break/><text:span text:style-name="Default_20_Paragraph_20_Font"><text:span text:style-name="T1">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pan></text:span><text:span text:style-name="Default_20_Paragraph_20_Font"><text:span text:style-name="T1">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1"/>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oft-page-break/><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Хума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нигде больше об Хума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Text_20_body"><text:span text:style-name="Default_20_Paragraph_20_Font"><text:span text:style-name="T1">&lt;</text:span></text:span><text:span text:style-name="Default_20_Paragraph_20_Font"><text:span text:style-name="T2">тут через картину с Хуманом вваливается сам Анон. Жеребята в страхе убегают, кроме Рэйнбоу Дрим. Хуман замечает радужную гриву Рэйнбоу Дрим, Он спрашивает, как её зовут. 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Дрим спрашивает его, какой она была. - Она была офигенной.</text:span></text:span><text:span text:style-name="Default_20_Paragraph_20_Font"><text:span text:style-name="T1">&gt;</text:span></text:span></text:p>
      <text:p text:style-name="P1"><text:soft-page-break/></text:p>
      <text:p text:style-name="P1">Я подошёл к статуе.</text:p>
      <text:p text:style-name="P1"/>
      <text:p text:style-name="P1">- Сел…</text:p>
      <text:p text:style-name="P1"/>
      <text:p text:style-name="P1">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же обещала дождаться меня… Ты говорила мне: “Намерение меняет реальность”, а сама… </text:span></text:span>Я очень хочу поменять реальность, Сел. <text:span text:style-name="Default_20_Paragraph_20_Font"><text:span text:style-name="T1">Я хочу, чтобы ты была со мной.(</text:span></text:span><text:span text:style-name="Default_20_Paragraph_20_Font"><text:span text:style-name="T2">Селестия, каменея, успевает распознать заклинание самой себя – она успевает сказать Анону, что будет ждать его</text:span></text:span><text:span text:style-name="Default_20_Paragraph_20_Font"><text:span text:style-name="T1">)</text:span></text:span></text:p>
      <text:p text:style-name="P1"/>
      <text:p text:style-name="P1">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 Я обещала тебя дожда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text:soft-page-break/>-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text:span></text:span><text:span text:style-name="Default_20_Paragraph_20_Font"><text:span text:style-name="T2">десяток тысяч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text:soft-page-break/>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text:soft-page-break/></text:p>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text:p>
      <text:p text:style-name="P1"/>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Ано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Анон!</text:p>
      <text:p text:style-name="P1"/>
      <text:p text:style-name="P1">Внезапно строгую морду осветила улыбка и бирюзовый глаз подмигнул мне.</text:p>
      <text:p text:style-name="P1"/>
      <text:p text:style-name="P1">- Ты всё ещё боишься нас, Анон. После стольких-то лет знакомства. Это забавляет. Садись!</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text:soft-page-break/>Мистик Вьюв – хлаблая! Мистик Вьюв не убезала, как длугие, от стласного Хумана! Мистик Вьюв спляталась за занавеской и всё-всё видела!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Text_20_body"/>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1"/>
      <text:p text:style-name="P15">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5">Pink Floyd “Keep Talking” <text:a xlink:type="simple" xlink:href="https://www.youtube.com/watch?v=CVhYW6e3qc8" office:target-frame-name="_top" xlink:show="replace" text:style-name="Internet_20_link" text:visited-style-name="Visited_20_Internet_20_Link">https://www.youtube.com/watch?v=CVhYW6e3qc8</text:a></text:p>
      <text:p text:style-name="P15"/>
      <text:p text:style-name="P15">Daft Punk - Veridis Quo</text:p>
      <text:p text:style-name="P15">https://www.youtube.com/watch?v=HhZaHf8RP6g</text:p>
      <text:p text:style-name="P15"><text:a xlink:type="simple" xlink:href="https://www.youtube.com/watch?v=ySLc8gZ3oEc" office:target-frame-name="_top" xlink:show="replace" text:style-name="Internet_20_link" text:visited-style-name="Visited_20_Internet_20_Link">https://www.youtube.com/watch?v=ySLc8gZ3oEc</text:a></text:p>
      <text:p text:style-name="P15"/>
      <text:p text:style-name="P15">Eye Of The Tiger</text:p>
      <text:p text:style-name="P15"/>
      <text:p text:style-name="P15">Alphaville – Forever Young</text:p>
      <text:p text:style-name="P15">The Doors “Light My Fire”</text:p>
      <text:p text:style-name="P15">Pink Floyd “Another Brick In The Wall” (https://www.youtube.com/watch?v=krYK1jWz0Lo <text:s/>),</text:p>
      <text:p text:style-name="P15">“Is the anybody here” (Pulse)</text:p>
      <text:p text:style-name="P15">“Marooned”</text:p>
      <text:p text:style-name="P15">&lt;Pink Floyd - «Hey you» (Pulse)&gt;</text:p>
      <text:p text:style-name="P15"/>
      <text:p text:style-name="P15">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text:soft-page-break/>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5">&lt;<text:span text:style-name="Default_20_Paragraph_20_Font"><text:span text:style-name="T17">Pink Floyd — Kepp Talking (Pulse), Hey you (Pulse), Sorrow (Pulse), High Hopes (Pulse)</text:span></text:span>&gt;</text:p>
      <text:p text:style-name="P15">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5">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5">Oasis — Wonderwall (<text:a xlink:type="simple" xlink:href="https://www.youtube.com/watch?v=6hzrDeceEKc" office:target-frame-name="_top" xlink:show="replace" text:style-name="Internet_20_link" text:visited-style-name="Visited_20_Internet_20_Link">https://www.youtube.com/watch?v=6hzrDeceEKc</text:a> )</text:p>
      <text:p text:style-name="P15">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text:soft-page-break/>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5"><text:a xlink:type="simple" xlink:href="https://www.youtube.com/watch?v=nGhoBnx3Pt0" office:target-frame-name="_top" xlink:show="replace" text:style-name="Internet_20_link" text:visited-style-name="Visited_20_Internet_20_Link">https://www.youtube.com/watch?v=nGhoBnx3Pt0</text:a></text:p>
      <text:p text:style-name="P15"><text:a xlink:type="simple" xlink:href="https://www.youtube.com/watch?v=UVWiArQL_oI" office:target-frame-name="_top" xlink:show="replace" text:style-name="Internet_20_link" text:visited-style-name="Visited_20_Internet_20_Link">https://www.youtube.com/watch?v=UVWiArQL_oI</text:a></text:p>
      <text:p text:style-name="P15"/>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макс </dc:creator>
    <meta:creation-date>2019-06-10T23:54:00Z</meta:creation-date>
    <dc:date>2023-01-21T01:21:33.70</dc:date>
    <meta:editing-cycles>4407</meta:editing-cycles>
    <meta:editing-duration>P23DT7H59M31S</meta:editing-duration>
    <meta:document-statistic meta:table-count="0" meta:image-count="0" meta:object-count="0" meta:page-count="286" meta:paragraph-count="4189" meta:word-count="101887" meta:character-count="649398"/>
    <meta:template xlink:type="simple" xlink:actuate="onRequest" xlink:title="" xlink:href="Normal"/>
  </office:meta>
</office:document-meta>
</file>